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9"/>
          <table:covered-table-cell table:number-columns-repeated="8" table:style-name="ce31"/>
          <table:table-cell table:style-name="ce92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3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5" office:value-type="string" calcext:value-type="string">
            <text:p>地<text:span text:style-name="T1">    </text:span><text:span text:style-name="T2">區</text:span></text:p>
          </table:table-cell>
          <table:covered-table-cell table:style-name="ce79"/>
          <table:table-cell table:style-name="ce93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3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61"/>
          <table:covered-table-cell table:style-name="ce64"/>
          <table:table-cell table:style-name="ce68" office:value-type="float" office:value="381" calcext:value-type="float">
            <text:p><text:s text:c="3"/>381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61"/>
          <table:covered-table-cell table:style-name="ce64"/>
          <table:table-cell table:style-name="ce68" office:value-type="float" office:value="604" calcext:value-type="float">
            <text:p><text:s text:c="3"/>604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6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61"/>
          <table:covered-table-cell table:style-name="ce64"/>
          <table:table-cell table:style-name="ce49" office:value-type="float" office:value="1156" calcext:value-type="float">
            <text:p><text:s text:c="3"/>1,156</text:p>
          </table:table-cell>
          <table:covered-table-cell table:style-name="ce61"/>
          <table:covered-table-cell table:style-name="ce6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5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5" office:value-type="float" office:value="91" calcext:value-type="float">
            <text:p>91</text:p>
          </table:table-cell>
          <table:table-cell table:style-name="ce80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6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6" office:value-type="float" office:value="1844" calcext:value-type="float">
            <text:p>1,844</text:p>
          </table:table-cell>
          <table:table-cell table:style-name="ce81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5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5" office:value-type="float" office:value="116" calcext:value-type="float">
            <text:p>116</text:p>
          </table:table-cell>
          <table:table-cell table:style-name="ce80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6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6" office:value-type="float" office:value="2020" calcext:value-type="float">
            <text:p>2,020</text:p>
          </table:table-cell>
          <table:table-cell table:style-name="ce81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3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5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5" office:value-type="float" office:value="175" calcext:value-type="float">
            <text:p>175</text:p>
          </table:table-cell>
          <table:table-cell table:style-name="ce80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6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6" office:value-type="float" office:value="2181" calcext:value-type="float">
            <text:p>2,181</text:p>
          </table:table-cell>
          <table:table-cell table:style-name="ce81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82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82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1" calcext:value-type="float">
            <text:p><text:s text:c="3"/>52,661</text:p>
          </table:table-cell>
          <table:table-cell table:style-name="ce36" office:value-type="float" office:value="6715" calcext:value-type="float">
            <text:p><text:s text:c="3"/>6,715</text:p>
          </table:table-cell>
          <table:table-cell table:style-name="ce36" office:value-type="float" office:value="6682" calcext:value-type="float">
            <text:p><text:s text:c="3"/>6,682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83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82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83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82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83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4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5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16" calcext:value-type="float">
            <text:p><text:s text:c="3"/>4,916</text:p>
          </table:table-cell>
          <table:table-cell table:style-name="ce39" office:value-type="float" office:value="4819" calcext:value-type="float">
            <text:p><text:s text:c="3"/>4,81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6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16" calcext:value-type="float">
            <text:p><text:s text:c="3"/>4,916</text:p>
          </table:table-cell>
          <table:table-cell table:style-name="ce40" office:value-type="float" office:value="3984" calcext:value-type="float">
            <text:p><text:s text:c="3"/>3,984</text:p>
          </table:table-cell>
          <table:table-cell table:style-name="ce40" office:value-type="float" office:value="541" calcext:value-type="float">
            <text:p><text:s text:c="3"/>54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391" calcext:value-type="float">
            <text:p><text:s text:c="3"/>391</text:p>
          </table:table-cell>
          <table:table-cell table:style-name="ce40" office:value-type="float" office:value="383" calcext:value-type="float">
            <text:p><text:s text:c="3"/>383</text:p>
          </table:table-cell>
          <table:table-cell table:style-name="ce8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03" calcext:value-type="float">
            <text:p><text:s text:c="3"/>4,703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6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03" calcext:value-type="float">
            <text:p><text:s text:c="3"/>4,703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505" calcext:value-type="float">
            <text:p><text:s text:c="3"/>505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74" calcext:value-type="float">
            <text:p><text:s text:c="3"/>5,074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63" calcext:value-type="float">
            <text:p><text:s text:c="3"/>63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6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074" calcext:value-type="float">
            <text:p><text:s text:c="3"/>5,074</text:p>
          </table:table-cell>
          <table:table-cell table:style-name="ce40" office:value-type="float" office:value="4108" calcext:value-type="float">
            <text:p><text:s text:c="3"/>4,108</text:p>
          </table:table-cell>
          <table:table-cell table:style-name="ce40" office:value-type="float" office:value="610" calcext:value-type="float">
            <text:p><text:s text:c="3"/>610</text:p>
          </table:table-cell>
          <table:table-cell table:style-name="ce40" office:value-type="float" office:value="604" calcext:value-type="float">
            <text:p><text:s text:c="3"/>60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40" office:value-type="float" office:value="353" calcext:value-type="float">
            <text:p><text:s text:c="3"/>353</text:p>
          </table:table-cell>
          <table:table-cell table:style-name="ce8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18" calcext:value-type="float">
            <text:p><text:s text:c="3"/>4,218</text:p>
          </table:table-cell>
          <table:table-cell table:style-name="ce39" office:value-type="float" office:value="4131" calcext:value-type="float">
            <text:p><text:s text:c="3"/>4,131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65" calcext:value-type="float">
            <text:p><text:s text:c="3"/>6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8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218" calcext:value-type="float">
            <text:p><text:s text:c="3"/>4,218</text:p>
          </table:table-cell>
          <table:table-cell table:style-name="ce40" office:value-type="float" office:value="3443" calcext:value-type="float">
            <text:p><text:s text:c="3"/>3,443</text:p>
          </table:table-cell>
          <table:table-cell table:style-name="ce40" office:value-type="float" office:value="460" calcext:value-type="float">
            <text:p><text:s text:c="3"/>460</text:p>
          </table:table-cell>
          <table:table-cell table:style-name="ce40" office:value-type="float" office:value="456" calcext:value-type="float">
            <text:p><text:s text:c="3"/>45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40" office:value-type="float" office:value="309" calcext:value-type="float">
            <text:p><text:s text:c="3"/>309</text:p>
          </table:table-cell>
          <table:table-cell table:style-name="ce8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88" calcext:value-type="float">
            <text:p><text:s text:c="3"/>4,788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86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788" calcext:value-type="float">
            <text:p><text:s text:c="3"/>4,788</text:p>
          </table:table-cell>
          <table:table-cell table:style-name="ce40" office:value-type="float" office:value="3920" calcext:value-type="float">
            <text:p><text:s text:c="3"/>3,920</text:p>
          </table:table-cell>
          <table:table-cell table:style-name="ce40" office:value-type="float" office:value="522" calcext:value-type="float">
            <text:p><text:s text:c="3"/>522</text:p>
          </table:table-cell>
          <table:table-cell table:style-name="ce40" office:value-type="float" office:value="518" calcext:value-type="float">
            <text:p><text:s text:c="3"/>5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40" office:value-type="float" office:value="340" calcext:value-type="float">
            <text:p><text:s text:c="3"/>340</text:p>
          </table:table-cell>
          <table:table-cell table:style-name="ce8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37447" calcext:value-type="float">
            <text:p><text:s text:c="3"/>37,447</text:p>
          </table:table-cell>
          <table:table-cell table:style-name="ce35" office:value-type="float" office:value="36661" calcext:value-type="float">
            <text:p><text:s text:c="3"/>36,661</text:p>
          </table:table-cell>
          <table:table-cell table:style-name="ce35" office:value-type="float" office:value="251" calcext:value-type="float">
            <text:p><text:s text:c="3"/>251</text:p>
          </table:table-cell>
          <table:table-cell table:style-name="ce35" office:value-type="float" office:value="209" calcext:value-type="float">
            <text:p><text:s text:c="3"/>209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535" calcext:value-type="float">
            <text:p><text:s text:c="3"/>535</text:p>
          </table:table-cell>
          <table:table-cell table:style-name="ce35" office:value-type="float" office:value="146" calcext:value-type="float">
            <text:p><text:s text:c="3"/>146</text:p>
          </table:table-cell>
          <table:table-cell table:style-name="ce82" office:value-type="float" office:value="389" calcext:value-type="float">
            <text:p><text:s text:c="3"/>389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八月止</text:p>
          </table:table-cell>
          <table:table-cell table:style-name="ce23" office:value-type="string" calcext:value-type="string">
            <text:p>女</text:p>
          </table:table-cell>
          <table:table-cell table:style-name="ce36" office:value-type="float" office:value="37447" calcext:value-type="float">
            <text:p><text:s text:c="3"/>37,447</text:p>
          </table:table-cell>
          <table:table-cell table:style-name="ce36" office:value-type="float" office:value="29895" calcext:value-type="float">
            <text:p><text:s text:c="3"/>29,895</text:p>
          </table:table-cell>
          <table:table-cell table:style-name="ce36" office:value-type="float" office:value="4603" calcext:value-type="float">
            <text:p><text:s text:c="3"/>4,603</text:p>
          </table:table-cell>
          <table:table-cell table:style-name="ce36" office:value-type="float" office:value="4568" calcext:value-type="float">
            <text:p><text:s text:c="3"/>4,568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949" calcext:value-type="float">
            <text:p><text:s text:c="3"/>2,949</text:p>
          </table:table-cell>
          <table:table-cell table:style-name="ce36" office:value-type="float" office:value="2868" calcext:value-type="float">
            <text:p><text:s text:c="3"/>2,868</text:p>
          </table:table-cell>
          <table:table-cell table:style-name="ce83" office:value-type="float" office:value="81" calcext:value-type="float">
            <text:p><text:s text:c="3"/>8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064" calcext:value-type="float">
            <text:p><text:s text:c="3"/>3,064</text:p>
          </table:table-cell>
          <table:table-cell table:style-name="ce39" office:value-type="float" office:value="2984" calcext:value-type="float">
            <text:p><text:s text:c="3"/>2,98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58" calcext:value-type="float">
            <text:p><text:s text:c="3"/>58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6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3064" calcext:value-type="float">
            <text:p><text:s text:c="3"/>3,064</text:p>
          </table:table-cell>
          <table:table-cell table:style-name="ce40" office:value-type="float" office:value="2503" calcext:value-type="float">
            <text:p><text:s text:c="3"/>2,503</text:p>
          </table:table-cell>
          <table:table-cell table:style-name="ce40" office:value-type="float" office:value="337" calcext:value-type="float">
            <text:p><text:s text:c="3"/>337</text:p>
          </table:table-cell>
          <table:table-cell table:style-name="ce40" office:value-type="float" office:value="335" calcext:value-type="float">
            <text:p><text:s text:c="3"/>33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40" office:value-type="float" office:value="218" calcext:value-type="float">
            <text:p><text:s text:c="3"/>218</text:p>
          </table:table-cell>
          <table:table-cell table:style-name="ce8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67" calcext:value-type="float">
            <text:p><text:s text:c="3"/>4,967</text:p>
          </table:table-cell>
          <table:table-cell table:style-name="ce39" office:value-type="float" office:value="4860" calcext:value-type="float">
            <text:p><text:s text:c="3"/>4,860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72" calcext:value-type="float">
            <text:p><text:s text:c="3"/>72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67" calcext:value-type="float">
            <text:p><text:s text:c="3"/>4,967</text:p>
          </table:table-cell>
          <table:table-cell table:style-name="ce40" office:value-type="float" office:value="4033" calcext:value-type="float">
            <text:p><text:s text:c="3"/>4,033</text:p>
          </table:table-cell>
          <table:table-cell table:style-name="ce40" office:value-type="float" office:value="526" calcext:value-type="float">
            <text:p><text:s text:c="3"/>526</text:p>
          </table:table-cell>
          <table:table-cell table:style-name="ce40" office:value-type="float" office:value="520" calcext:value-type="float">
            <text:p><text:s text:c="3"/>520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408" calcext:value-type="float">
            <text:p><text:s text:c="3"/>408</text:p>
          </table:table-cell>
          <table:table-cell table:style-name="ce40" office:value-type="float" office:value="399" calcext:value-type="float">
            <text:p><text:s text:c="3"/>399</text:p>
          </table:table-cell>
          <table:table-cell table:style-name="ce8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44" calcext:value-type="float">
            <text:p><text:s text:c="3"/>4,944</text:p>
          </table:table-cell>
          <table:table-cell table:style-name="ce39" office:value-type="float" office:value="4836" calcext:value-type="float">
            <text:p><text:s text:c="3"/>4,83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86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40" office:value-type="float" office:value="3933" calcext:value-type="float">
            <text:p><text:s text:c="3"/>3,933</text:p>
          </table:table-cell>
          <table:table-cell table:number-columns-repeated="2" table:style-name="ce40" office:value-type="float" office:value="617" calcext:value-type="float">
            <text:p><text:s text:c="3"/>617</text:p>
          </table:table-cell>
          <table:table-cell table:style-name="ce40" office:value-type="float" office:value="0" calcext:value-type="float">
            <text:p>—</text:p>
          </table:table-cell>
          <table:table-cell table:style-name="ce70" office:value-type="float" office:value="394" calcext:value-type="float">
            <text:p><text:s text:c="3"/>394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814" calcext:value-type="float">
            <text:p><text:s text:c="3"/>4,814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6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814" calcext:value-type="float">
            <text:p><text:s text:c="3"/>4,814</text:p>
          </table:table-cell>
          <table:table-cell table:style-name="ce40" office:value-type="float" office:value="3861" calcext:value-type="float">
            <text:p><text:s text:c="3"/>3,861</text:p>
          </table:table-cell>
          <table:table-cell table:style-name="ce40" office:value-type="float" office:value="603" calcext:value-type="float">
            <text:p><text:s text:c="3"/>603</text:p>
          </table:table-cell>
          <table:table-cell table:style-name="ce40" office:value-type="float" office:value="597" calcext:value-type="float">
            <text:p><text:s text:c="3"/>597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350" calcext:value-type="float">
            <text:p><text:s text:c="3"/>350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8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233" calcext:value-type="float">
            <text:p><text:s text:c="3"/>4,233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6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4233" calcext:value-type="float">
            <text:p><text:s text:c="3"/>4,233</text:p>
          </table:table-cell>
          <table:table-cell table:style-name="ce40" office:value-type="float" office:value="3348" calcext:value-type="float">
            <text:p><text:s text:c="3"/>3,348</text:p>
          </table:table-cell>
          <table:table-cell table:style-name="ce40" office:value-type="float" office:value="550" calcext:value-type="float">
            <text:p><text:s text:c="3"/>550</text:p>
          </table:table-cell>
          <table:table-cell table:style-name="ce40" office:value-type="float" office:value="547" calcext:value-type="float">
            <text:p><text:s text:c="3"/>54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40" office:value-type="float" office:value="328" calcext:value-type="float">
            <text:p><text:s text:c="3"/>328</text:p>
          </table:table-cell>
          <table:table-cell table:style-name="ce87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445" calcext:value-type="float">
            <text:p><text:s text:c="3"/>5,445</text:p>
          </table:table-cell>
          <table:table-cell table:style-name="ce39" office:value-type="float" office:value="5346" calcext:value-type="float">
            <text:p><text:s text:c="3"/>5,346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8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445" calcext:value-type="float">
            <text:p><text:s text:c="3"/>5,445</text:p>
          </table:table-cell>
          <table:table-cell table:style-name="ce40" office:value-type="float" office:value="4257" calcext:value-type="float">
            <text:p><text:s text:c="3"/>4,257</text:p>
          </table:table-cell>
          <table:table-cell table:style-name="ce40" office:value-type="float" office:value="725" calcext:value-type="float">
            <text:p><text:s text:c="3"/>725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70" office:value-type="float" office:value="463" calcext:value-type="float">
            <text:p><text:s text:c="3"/>463</text:p>
          </table:table-cell>
          <table:table-cell table:style-name="ce40" office:value-type="float" office:value="450" calcext:value-type="float">
            <text:p><text:s text:c="3"/>450</text:p>
          </table:table-cell>
          <table:table-cell table:style-name="ce8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11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322" calcext:value-type="float">
            <text:p><text:s text:c="3"/>5,322</text:p>
          </table:table-cell>
          <table:table-cell table:style-name="ce39" office:value-type="float" office:value="5222" calcext:value-type="float">
            <text:p><text:s text:c="3"/>5,22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86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4"/>
          <table:table-cell table:style-name="ce27" office:value-type="string" calcext:value-type="string">
            <text:p>女</text:p>
          </table:table-cell>
          <table:table-cell table:style-name="ce40" office:value-type="float" office:value="5322" calcext:value-type="float">
            <text:p><text:s text:c="3"/>5,322</text:p>
          </table:table-cell>
          <table:table-cell table:style-name="ce40" office:value-type="float" office:value="4234" calcext:value-type="float">
            <text:p><text:s text:c="3"/>4,234</text:p>
          </table:table-cell>
          <table:table-cell table:style-name="ce40" office:value-type="float" office:value="678" calcext:value-type="float">
            <text:p><text:s text:c="3"/>678</text:p>
          </table:table-cell>
          <table:table-cell table:style-name="ce40" office:value-type="float" office:value="670" calcext:value-type="float">
            <text:p><text:s text:c="3"/>670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70" office:value-type="float" office:value="410" calcext:value-type="float">
            <text:p><text:s text:c="3"/>410</text:p>
          </table:table-cell>
          <table:table-cell table:style-name="ce40" office:value-type="float" office:value="406" calcext:value-type="float">
            <text:p><text:s text:c="3"/>406</text:p>
          </table:table-cell>
          <table:table-cell table:style-name="ce8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4">
          <table:table-cell table:style-name="ce12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658" calcext:value-type="float">
            <text:p><text:s text:c="3"/>4,658</text:p>
          </table:table-cell>
          <table:table-cell table:style-name="ce39" office:value-type="float" office:value="4560" calcext:value-type="float">
            <text:p><text:s text:c="3"/>4,560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9" office:value-type="float" office:value="68" calcext:value-type="float">
            <text:p><text:s text:c="3"/>68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86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13"/>
          <table:table-cell table:style-name="ce28" office:value-type="string" calcext:value-type="string">
            <text:p>女</text:p>
          </table:table-cell>
          <table:table-cell table:style-name="ce41" office:value-type="float" office:value="4658" calcext:value-type="float">
            <text:p><text:s text:c="3"/>4,658</text:p>
          </table:table-cell>
          <table:table-cell table:style-name="ce41" office:value-type="float" office:value="3726" calcext:value-type="float">
            <text:p><text:s text:c="3"/>3,726</text:p>
          </table:table-cell>
          <table:table-cell table:style-name="ce41" office:value-type="float" office:value="567" calcext:value-type="float">
            <text:p><text:s text:c="3"/>567</text:p>
          </table:table-cell>
          <table:table-cell table:style-name="ce41" office:value-type="float" office:value="563" calcext:value-type="float">
            <text:p><text:s text:c="3"/>563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1" office:value-type="float" office:value="365" calcext:value-type="float">
            <text:p><text:s text:c="3"/>365</text:p>
          </table:table-cell>
          <table:table-cell table:style-name="ce41" office:value-type="float" office:value="352" calcext:value-type="float">
            <text:p><text:s text:c="3"/>352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14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-5.25" calcext:value-type="float">
            <text:p>－ <text:s text:c="4"/>5.25</text:p>
          </table:table-cell>
          <table:table-cell table:style-name="ce42" office:value-type="float" office:value="-5.37" calcext:value-type="float">
            <text:p>－ <text:s text:c="4"/>5.37</text:p>
          </table:table-cell>
          <table:table-cell table:style-name="ce57" office:value-type="float" office:value="25" calcext:value-type="float">
            <text:p>25.00</text:p>
          </table:table-cell>
          <table:table-cell table:style-name="ce42" office:value-type="float" office:value="25" calcext:value-type="float">
            <text:p><text:s text:c="4"/>25.00</text:p>
          </table:table-cell>
          <table:table-cell table:style-name="ce57" office:value-type="float" office:value="25" calcext:value-type="float">
            <text:p>25.00</text:p>
          </table:table-cell>
          <table:table-cell table:style-name="ce42" office:value-type="float" office:value="-6.85" calcext:value-type="float">
            <text:p>－ <text:s text:c="4"/>6.85</text:p>
          </table:table-cell>
          <table:table-cell table:style-name="ce57" office:value-type="float" office:value="33.33" calcext:value-type="float">
            <text:p>33.33</text:p>
          </table:table-cell>
          <table:table-cell table:style-name="ce89" office:value-type="float" office:value="-20" calcext:value-type="float">
            <text:p>－ <text:s text:c="2"/>20.0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-5.25" calcext:value-type="float">
            <text:p>－ <text:s text:c="4"/>5.25</text:p>
          </table:table-cell>
          <table:table-cell table:style-name="ce43" office:value-type="float" office:value="-6.48" calcext:value-type="float">
            <text:p>－ <text:s text:c="4"/>6.48</text:p>
          </table:table-cell>
          <table:table-cell table:style-name="ce45" office:value-type="float" office:value="4.81" calcext:value-type="float">
            <text:p>4.81</text:p>
          </table:table-cell>
          <table:table-cell table:style-name="ce45" office:value-type="float" office:value="4.45" calcext:value-type="float">
            <text:p>4.45</text:p>
          </table:table-cell>
          <table:table-cell table:style-name="ce45" office:value-type="float" office:value="100" calcext:value-type="float">
            <text:p>100.00</text:p>
          </table:table-cell>
          <table:table-cell table:style-name="ce43" office:value-type="float" office:value="-6.65" calcext:value-type="float">
            <text:p>－ <text:s text:c="4"/>6.65</text:p>
          </table:table-cell>
          <table:table-cell table:style-name="ce43" office:value-type="float" office:value="-8.09" calcext:value-type="float">
            <text:p>－ <text:s text:c="4"/>8.09</text:p>
          </table:table-cell>
          <table:table-cell table:style-name="ce90" office:value-type="float" office:value="62.5" calcext:value-type="float">
            <text:p>62.50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style-name="ce44" office:value-type="float" office:value="-12.48" calcext:value-type="float">
            <text:p>－ <text:s text:c="2"/>12.48</text:p>
          </table:table-cell>
          <table:table-cell table:style-name="ce44" office:value-type="float" office:value="-12.68" calcext:value-type="float">
            <text:p>－ <text:s text:c="2"/>12.68</text:p>
          </table:table-cell>
          <table:table-cell table:style-name="ce44" office:value-type="float" office:value="11.11" calcext:value-type="float">
            <text:p>11.11</text:p>
          </table:table-cell>
          <table:table-cell table:style-name="ce44" office:value-type="float" office:value="8.7" calcext:value-type="float">
            <text:p>8.70</text:p>
          </table:table-cell>
          <table:table-cell table:style-name="ce44" office:value-type="float" office:value="25" calcext:value-type="float">
            <text:p>25.00</text:p>
          </table:table-cell>
          <table:table-cell table:style-name="ce72" office:value-type="float" office:value="-6.85" calcext:value-type="float">
            <text:p>－ <text:s text:c="4"/>6.85</text:p>
          </table:table-cell>
          <table:table-cell table:style-name="ce44" office:value-type="float" office:value="41.18" calcext:value-type="float">
            <text:p>41.18</text:p>
          </table:table-cell>
          <table:table-cell table:style-name="ce91" office:value-type="float" office:value="-21.43" calcext:value-type="float">
            <text:p>－ <text:s text:c="2"/>21.4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5" office:value-type="float" office:value="-12.48" calcext:value-type="float">
            <text:p>－ <text:s text:c="2"/>12.48</text:p>
          </table:table-cell>
          <table:table-cell table:style-name="ce45" office:value-type="float" office:value="-12" calcext:value-type="float">
            <text:p>－ <text:s text:c="2"/>12.00</text:p>
          </table:table-cell>
          <table:table-cell table:style-name="ce43" office:value-type="float" office:value="-16.37" calcext:value-type="float">
            <text:p>－ <text:s text:c="4"/>16.37</text:p>
          </table:table-cell>
          <table:table-cell table:style-name="ce43" office:value-type="float" office:value="-15.97" calcext:value-type="float">
            <text:p>－ <text:s text:c="4"/>15.97</text:p>
          </table:table-cell>
          <table:table-cell table:style-name="ce45" office:value-type="float" office:value="-50" calcext:value-type="float">
            <text:p>－ <text:s text:c="2"/>50.00</text:p>
          </table:table-cell>
          <table:table-cell table:style-name="ce45" office:value-type="float" office:value="-10.98" calcext:value-type="float">
            <text:p>－ <text:s text:c="2"/>10.98</text:p>
          </table:table-cell>
          <table:table-cell table:style-name="ce45" office:value-type="float" office:value="-13.3" calcext:value-type="float">
            <text:p>－ <text:s text:c="2"/>13.30</text:p>
          </table:table-cell>
          <table:table-cell table:style-name="ce90" office:value-type="float" office:value="225" calcext:value-type="float">
            <text:p>225.00</text:p>
          </table:table-cell>
          <table:table-cell table:number-columns-repeated="1014"/>
        </table:table-row>
        <table:table-row table:style-name="ro5">
          <table:table-cell table:style-name="ce15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8" table:number-columns-repeated="4"/>
          <table:table-cell table:style-name="ce76" table:number-columns-spanned="2" table:number-rows-spanned="1"/>
          <table:covered-table-cell table:style-name="ce76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6"/>
        <table:table-column table:style-name="co2" table:default-cell-style-name="ce16"/>
        <table:table-column table:style-name="co8" table:default-cell-style-name="ce16"/>
        <table:table-column table:style-name="co3" table:default-cell-style-name="ce16"/>
        <table:table-column table:style-name="co5" table:number-columns-repeated="6" table:default-cell-style-name="ce16"/>
        <table:table-column table:style-name="co6" table:number-columns-repeated="247" table:default-cell-style-name="ce16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9"/>
            <table:covered-table-cell table:number-columns-repeated="8" table:style-name="ce31"/>
            <table:table-cell table:style-name="ce92" table:number-columns-repeated="1014"/>
          </table:table-row>
          <table:table-row table:style-name="ro3">
            <table:table-cell table:style-name="ce94" table:number-columns-repeated="3"/>
            <table:table-cell table:style-name="ce98" office:value-type="string" office:string-value="中 華 民 國 98 年 8 月 份" calcext:value-type="string">
              <text:p><text:s/>中 華 民 國 98 年 8 月 份 </text:p>
            </table:table-cell>
            <table:table-cell table:style-name="ce94" table:number-columns-repeated="5"/>
            <table:table-cell table:style-name="ce108"/>
            <table:table-cell table:style-name="ce92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8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9"/>
          <table:covered-table-cell table:style-name="ce62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3"/>
          <table:table-cell table:style-name="ce93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4" office:value-type="string" calcext:value-type="string">
            <text:p>東南亞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3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table-cell table:style-name="ce75" office:value-type="string" calcext:value-type="string">
            <text:p>地<text:span text:style-name="T1">    </text:span><text:span text:style-name="T2">區</text:span></text:p>
          </table:table-cell>
          <table:covered-table-cell table:style-name="ce79"/>
          <table:table-cell table:style-name="ce93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男</text:p>
          </table:table-cell>
          <table:table-cell table:style-name="ce48" office:value-type="float" office:value="4658" calcext:value-type="float">
            <text:p><text:s text:c="3"/>4,658</text:p>
          </table:table-cell>
          <table:table-cell table:style-name="ce48" office:value-type="float" office:value="4560" calcext:value-type="float">
            <text:p><text:s text:c="3"/>4,560</text:p>
          </table:table-cell>
          <table:table-cell table:style-name="ce48" office:value-type="float" office:value="30" calcext:value-type="float">
            <text:p><text:s text:c="3"/>30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68" calcext:value-type="float">
            <text:p><text:s text:c="3"/>6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109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49" office:value-type="float" office:value="4658" calcext:value-type="float">
            <text:p><text:s text:c="3"/>4,658</text:p>
          </table:table-cell>
          <table:table-cell table:style-name="ce49" office:value-type="float" office:value="3726" calcext:value-type="float">
            <text:p><text:s text:c="3"/>3,726</text:p>
          </table:table-cell>
          <table:table-cell table:style-name="ce49" office:value-type="float" office:value="567" calcext:value-type="float">
            <text:p><text:s text:c="3"/>567</text:p>
          </table:table-cell>
          <table:table-cell table:style-name="ce49" office:value-type="float" office:value="563" calcext:value-type="float">
            <text:p><text:s text:c="3"/>563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65" calcext:value-type="float">
            <text:p><text:s text:c="3"/>365</text:p>
          </table:table-cell>
          <table:table-cell table:style-name="ce49" office:value-type="float" office:value="352" calcext:value-type="float">
            <text:p><text:s text:c="3"/>352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4645" calcext:value-type="float">
            <text:p><text:s text:c="3"/>4,645</text:p>
          </table:table-cell>
          <table:table-cell table:style-name="ce35" office:value-type="float" office:value="4547" calcext:value-type="float">
            <text:p><text:s text:c="3"/>4,547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68" calcext:value-type="float">
            <text:p><text:s text:c="3"/>68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4645" calcext:value-type="float">
            <text:p><text:s text:c="3"/>4,645</text:p>
          </table:table-cell>
          <table:table-cell table:style-name="ce36" office:value-type="float" office:value="3715" calcext:value-type="float">
            <text:p><text:s text:c="3"/>3,715</text:p>
          </table:table-cell>
          <table:table-cell table:style-name="ce36" office:value-type="float" office:value="565" calcext:value-type="float">
            <text:p><text:s text:c="3"/>565</text:p>
          </table:table-cell>
          <table:table-cell table:style-name="ce36" office:value-type="float" office:value="561" calcext:value-type="float">
            <text:p><text:s text:c="3"/>56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352" calcext:value-type="float">
            <text:p><text:s text:c="3"/>352</text:p>
          </table:table-cell>
          <table:table-cell table:style-name="ce83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50" office:value-type="float" office:value="3800" calcext:value-type="float">
            <text:p><text:s text:c="3"/>3,800</text:p>
          </table:table-cell>
          <table:table-cell table:style-name="ce50" office:value-type="float" office:value="3736" calcext:value-type="float">
            <text:p><text:s text:c="3"/>3,736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43" calcext:value-type="float">
            <text:p><text:s text:c="3"/>43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111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1" office:value-type="float" office:value="3800" calcext:value-type="float">
            <text:p><text:s text:c="3"/>3,800</text:p>
          </table:table-cell>
          <table:table-cell table:style-name="ce51" office:value-type="float" office:value="3032" calcext:value-type="float">
            <text:p><text:s text:c="3"/>3,032</text:p>
          </table:table-cell>
          <table:table-cell table:style-name="ce51" office:value-type="float" office:value="450" calcext:value-type="float">
            <text:p><text:s text:c="3"/>450</text:p>
          </table:table-cell>
          <table:table-cell table:style-name="ce51" office:value-type="float" office:value="448" calcext:value-type="float">
            <text:p><text:s text:c="3"/>44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308" calcext:value-type="float">
            <text:p><text:s text:c="3"/>308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877" calcext:value-type="float">
            <text:p><text:s text:c="3"/>877</text:p>
          </table:table-cell>
          <table:table-cell table:style-name="ce99" office:value-type="float" office:value="858" calcext:value-type="float">
            <text:p><text:s text:c="3"/>858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877" calcext:value-type="float">
            <text:p><text:s text:c="3"/>877</text:p>
          </table:table-cell>
          <table:table-cell table:style-name="ce96" office:value-type="float" office:value="710" calcext:value-type="float">
            <text:p><text:s text:c="3"/>710</text:p>
          </table:table-cell>
          <table:table-cell table:style-name="ce96" office:value-type="float" office:value="119" calcext:value-type="float">
            <text:p><text:s text:c="3"/>119</text:p>
          </table:table-cell>
          <table:table-cell table:style-name="ce96" office:value-type="float" office:value="117" calcext:value-type="float">
            <text:p><text:s text:c="3"/>117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96" office:value-type="float" office:value="48" calcext:value-type="float">
            <text:p><text:s text:c="3"/>48</text:p>
          </table:table-cell>
          <table:table-cell table:style-name="ce96" office:value-type="float" office:value="46" calcext:value-type="float">
            <text:p><text:s text:c="3"/>4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92" calcext:value-type="float">
            <text:p><text:s text:c="3"/>92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92" calcext:value-type="float">
            <text:p><text:s text:c="3"/>92</text:p>
          </table:table-cell>
          <table:table-cell table:style-name="ce96" office:value-type="float" office:value="75" calcext:value-type="float">
            <text:p><text:s text:c="3"/>75</text:p>
          </table:table-cell>
          <table:table-cell table:number-columns-repeated="2" table:style-name="ce96" office:value-type="float" office:value="10" calcext:value-type="float">
            <text:p><text:s text:c="3"/>1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479" calcext:value-type="float">
            <text:p><text:s text:c="3"/>479</text:p>
          </table:table-cell>
          <table:table-cell table:style-name="ce99" office:value-type="float" office:value="468" calcext:value-type="float">
            <text:p><text:s text:c="3"/>46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479" calcext:value-type="float">
            <text:p><text:s text:c="3"/>479</text:p>
          </table:table-cell>
          <table:table-cell table:style-name="ce96" office:value-type="float" office:value="380" calcext:value-type="float">
            <text:p><text:s text:c="3"/>380</text:p>
          </table:table-cell>
          <table:table-cell table:number-columns-repeated="2" table:style-name="ce96" office:value-type="float" office:value="64" calcext:value-type="float">
            <text:p><text:s text:c="3"/>64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35" calcext:value-type="float">
            <text:p><text:s text:c="3"/>35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97" calcext:value-type="float">
            <text:p><text:s text:c="3"/>97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97" calcext:value-type="float">
            <text:p><text:s text:c="3"/>97</text:p>
          </table:table-cell>
          <table:table-cell table:style-name="ce96" office:value-type="float" office:value="81" calcext:value-type="float">
            <text:p><text:s text:c="3"/>81</text:p>
          </table:table-cell>
          <table:table-cell table:number-columns-repeated="2" table:style-name="ce96" office:value-type="float" office:value="8" calcext:value-type="float">
            <text:p><text:s text:c="3"/>8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8" calcext:value-type="float">
            <text:p><text:s text:c="3"/>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28" calcext:value-type="float">
            <text:p><text:s text:c="3"/>128</text:p>
          </table:table-cell>
          <table:table-cell table:style-name="ce99" office:value-type="float" office:value="124" calcext:value-type="float">
            <text:p><text:s text:c="3"/>12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28" calcext:value-type="float">
            <text:p><text:s text:c="3"/>128</text:p>
          </table:table-cell>
          <table:table-cell table:style-name="ce96" office:value-type="float" office:value="92" calcext:value-type="float">
            <text:p><text:s text:c="3"/>92</text:p>
          </table:table-cell>
          <table:table-cell table:number-columns-repeated="2" table:style-name="ce96" office:value-type="float" office:value="20" calcext:value-type="float">
            <text:p><text:s text:c="3"/>2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264" calcext:value-type="float">
            <text:p><text:s text:c="3"/>264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264" calcext:value-type="float">
            <text:p><text:s text:c="3"/>264</text:p>
          </table:table-cell>
          <table:table-cell table:style-name="ce96" office:value-type="float" office:value="222" calcext:value-type="float">
            <text:p><text:s text:c="3"/>222</text:p>
          </table:table-cell>
          <table:table-cell table:number-columns-repeated="2" table:style-name="ce96" office:value-type="float" office:value="21" calcext:value-type="float">
            <text:p><text:s text:c="3"/>21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1" calcext:value-type="float">
            <text:p><text:s text:c="3"/>21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85" calcext:value-type="float">
            <text:p><text:s text:c="3"/>185</text:p>
          </table:table-cell>
          <table:table-cell table:style-name="ce99" office:value-type="float" office:value="184" calcext:value-type="float">
            <text:p><text:s text:c="3"/>18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85" calcext:value-type="float">
            <text:p><text:s text:c="3"/>185</text:p>
          </table:table-cell>
          <table:table-cell table:style-name="ce96" office:value-type="float" office:value="135" calcext:value-type="float">
            <text:p><text:s text:c="3"/>135</text:p>
          </table:table-cell>
          <table:table-cell table:number-columns-repeated="2" table:style-name="ce96" office:value-type="float" office:value="23" calcext:value-type="float">
            <text:p><text:s text:c="3"/>2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7" calcext:value-type="float">
            <text:p><text:s text:c="3"/>27</text:p>
          </table:table-cell>
          <table:table-cell table:style-name="ce104" office:value-type="float" office:value="27" calcext:value-type="float">
            <text:p><text:s text:c="3"/>2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03" calcext:value-type="float">
            <text:p><text:s text:c="3"/>103</text:p>
          </table:table-cell>
          <table:table-cell table:style-name="ce99" office:value-type="float" office:value="103" calcext:value-type="float">
            <text:p><text:s text:c="3"/>103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03" calcext:value-type="float">
            <text:p><text:s text:c="3"/>103</text:p>
          </table:table-cell>
          <table:table-cell table:style-name="ce96" office:value-type="float" office:value="79" calcext:value-type="float">
            <text:p><text:s text:c="3"/>79</text:p>
          </table:table-cell>
          <table:table-cell table:number-columns-repeated="2" table:style-name="ce96" office:value-type="float" office:value="14" calcext:value-type="float">
            <text:p><text:s text:c="3"/>14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0" calcext:value-type="float">
            <text:p><text:s text:c="3"/>10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01" calcext:value-type="float">
            <text:p><text:s text:c="3"/>101</text:p>
          </table:table-cell>
          <table:table-cell table:style-name="ce99" office:value-type="float" office:value="101" calcext:value-type="float">
            <text:p><text:s text:c="3"/>10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01" calcext:value-type="float">
            <text:p><text:s text:c="3"/>101</text:p>
          </table:table-cell>
          <table:table-cell table:style-name="ce96" office:value-type="float" office:value="69" calcext:value-type="float">
            <text:p><text:s text:c="3"/>69</text:p>
          </table:table-cell>
          <table:table-cell table:number-columns-repeated="2" table:style-name="ce96" office:value-type="float" office:value="14" calcext:value-type="float">
            <text:p><text:s text:c="3"/>14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8" calcext:value-type="float">
            <text:p><text:s text:c="3"/>18</text:p>
          </table:table-cell>
          <table:table-cell table:style-name="ce104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92" calcext:value-type="float">
            <text:p><text:s text:c="3"/>92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number-columns-repeated="2"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6" office:value-type="float" office:value="92" calcext:value-type="float">
            <text:p><text:s text:c="3"/>92</text:p>
          </table:table-cell>
          <table:table-cell table:style-name="ce96" office:value-type="float" office:value="68" calcext:value-type="float">
            <text:p><text:s text:c="3"/>68</text:p>
          </table:table-cell>
          <table:table-cell table:number-columns-repeated="2" table:style-name="ce96" office:value-type="float" office:value="12" calcext:value-type="float">
            <text:p><text:s text:c="3"/>1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94" calcext:value-type="float">
            <text:p><text:s text:c="3"/>194</text:p>
          </table:table-cell>
          <table:table-cell table:style-name="ce99" office:value-type="float" office:value="191" calcext:value-type="float">
            <text:p><text:s text:c="3"/>19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94" calcext:value-type="float">
            <text:p><text:s text:c="3"/>194</text:p>
          </table:table-cell>
          <table:table-cell table:style-name="ce96" office:value-type="float" office:value="152" calcext:value-type="float">
            <text:p><text:s text:c="3"/>152</text:p>
          </table:table-cell>
          <table:table-cell table:number-columns-repeated="2" table:style-name="ce96" office:value-type="float" office:value="19" calcext:value-type="float">
            <text:p><text:s text:c="3"/>19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3" calcext:value-type="float">
            <text:p><text:s text:c="3"/>23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6" office:value-type="string" calcext:value-type="string">
            <text:p>男</text:p>
          </table:table-cell>
          <table:table-cell table:style-name="ce95" office:value-type="float" office:value="229" calcext:value-type="float">
            <text:p><text:s text:c="3"/>229</text:p>
          </table:table-cell>
          <table:table-cell table:style-name="ce99" office:value-type="float" office:value="225" calcext:value-type="float">
            <text:p><text:s text:c="3"/>22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229" calcext:value-type="float">
            <text:p><text:s text:c="3"/>229</text:p>
          </table:table-cell>
          <table:table-cell table:style-name="ce96" office:value-type="float" office:value="180" calcext:value-type="float">
            <text:p><text:s text:c="3"/>180</text:p>
          </table:table-cell>
          <table:table-cell table:number-columns-repeated="2" table:style-name="ce96" office:value-type="float" office:value="25" calcext:value-type="float">
            <text:p><text:s text:c="3"/>25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24" calcext:value-type="float">
            <text:p><text:s text:c="3"/>24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90" calcext:value-type="float">
            <text:p><text:s text:c="3"/>190</text:p>
          </table:table-cell>
          <table:table-cell table:style-name="ce99" office:value-type="float" office:value="187" calcext:value-type="float">
            <text:p><text:s text:c="3"/>1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30" office:value-type="string" calcext:value-type="string">
            <text:p>女</text:p>
          </table:table-cell>
          <table:table-cell table:style-name="ce96" office:value-type="float" office:value="190" calcext:value-type="float">
            <text:p><text:s text:c="3"/>190</text:p>
          </table:table-cell>
          <table:table-cell table:style-name="ce96" office:value-type="float" office:value="149" calcext:value-type="float">
            <text:p><text:s text:c="3"/>149</text:p>
          </table:table-cell>
          <table:table-cell table:number-columns-repeated="2" table:style-name="ce96" office:value-type="float" office:value="22" calcext:value-type="float">
            <text:p><text:s text:c="3"/>22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19" calcext:value-type="float">
            <text:p><text:s text:c="3"/>19</text:p>
          </table:table-cell>
          <table:table-cell table:style-name="ce105" office:value-type="float" office:value="18" calcext:value-type="float">
            <text:p><text:s text:c="3"/>1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50" calcext:value-type="float">
            <text:p><text:s text:c="3"/>50</text:p>
          </table:table-cell>
          <table:table-cell table:style-name="ce96" office:value-type="float" office:value="39" calcext:value-type="float">
            <text:p><text:s text:c="3"/>39</text:p>
          </table:table-cell>
          <table:table-cell table:number-columns-repeated="2" table:style-name="ce96" office:value-type="float" office:value="4" calcext:value-type="float">
            <text:p><text:s text:c="3"/>4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7" calcext:value-type="float">
            <text:p><text:s text:c="3"/>7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70" calcext:value-type="float">
            <text:p><text:s text:c="3"/>70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70" calcext:value-type="float">
            <text:p><text:s text:c="3"/>70</text:p>
          </table:table-cell>
          <table:table-cell table:style-name="ce96" office:value-type="float" office:value="55" calcext:value-type="float">
            <text:p><text:s text:c="3"/>55</text:p>
          </table:table-cell>
          <table:table-cell table:number-columns-repeated="2" table:style-name="ce96" office:value-type="float" office:value="10" calcext:value-type="float">
            <text:p><text:s text:c="3"/>1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6" calcext:value-type="float">
            <text:p><text:s text:c="3"/>16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style-name="ce96" office:value-type="float" office:value="15" calcext:value-type="float">
            <text:p><text:s text:c="3"/>15</text:p>
          </table:table-cell>
          <table:table-cell table:number-columns-repeated="3" table:style-name="ce96" office:value-type="float" office:value="0" calcext:value-type="float">
            <text:p>—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style-name="ce99" office:value-type="float" office:value="93" calcext:value-type="float">
            <text:p><text:s text:c="3"/>93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94" calcext:value-type="float">
            <text:p><text:s text:c="3"/>94</text:p>
          </table:table-cell>
          <table:table-cell table:style-name="ce96" office:value-type="float" office:value="74" calcext:value-type="float">
            <text:p><text:s text:c="3"/>74</text:p>
          </table:table-cell>
          <table:table-cell table:number-columns-repeated="2" table:style-name="ce96" office:value-type="float" office:value="11" calcext:value-type="float">
            <text:p><text:s text:c="3"/>11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95" office:value-type="float" office:value="82" calcext:value-type="float">
            <text:p><text:s text:c="3"/>82</text:p>
          </table:table-cell>
          <table:table-cell table:style-name="ce99" office:value-type="float" office:value="81" calcext:value-type="float">
            <text:p><text:s text:c="3"/>81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82" calcext:value-type="float">
            <text:p><text:s text:c="3"/>82</text:p>
          </table:table-cell>
          <table:table-cell table:style-name="ce96" office:value-type="float" office:value="70" calcext:value-type="float">
            <text:p><text:s text:c="3"/>70</text:p>
          </table:table-cell>
          <table:table-cell table:number-columns-repeated="2" table:style-name="ce96" office:value-type="float" office:value="7" calcext:value-type="float">
            <text:p><text:s text:c="3"/>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" calcext:value-type="float">
            <text:p><text:s text:c="3"/>5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242" calcext:value-type="float">
            <text:p><text:s text:c="3"/>242</text:p>
          </table:table-cell>
          <table:table-cell table:style-name="ce99" office:value-type="float" office:value="237" calcext:value-type="float">
            <text:p><text:s text:c="3"/>237</text:p>
          </table:table-cell>
          <table:table-cell table:number-columns-repeated="2"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95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242" calcext:value-type="float">
            <text:p><text:s text:c="3"/>242</text:p>
          </table:table-cell>
          <table:table-cell table:style-name="ce96" office:value-type="float" office:value="210" calcext:value-type="float">
            <text:p><text:s text:c="3"/>210</text:p>
          </table:table-cell>
          <table:table-cell table:number-columns-repeated="2" table:style-name="ce96" office:value-type="float" office:value="26" calcext:value-type="float">
            <text:p><text:s text:c="3"/>26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6" calcext:value-type="float">
            <text:p><text:s text:c="3"/>6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64" calcext:value-type="float">
            <text:p><text:s text:c="3"/>64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64" calcext:value-type="float">
            <text:p><text:s text:c="3"/>64</text:p>
          </table:table-cell>
          <table:table-cell table:style-name="ce96" office:value-type="float" office:value="51" calcext:value-type="float">
            <text:p><text:s text:c="3"/>51</text:p>
          </table:table-cell>
          <table:table-cell table:number-columns-repeated="2" table:style-name="ce96" office:value-type="float" office:value="4" calcext:value-type="float">
            <text:p><text:s text:c="3"/>4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9" calcext:value-type="float">
            <text:p><text:s text:c="3"/>9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51" calcext:value-type="float">
            <text:p><text:s text:c="3"/>151</text:p>
          </table:table-cell>
          <table:table-cell table:style-name="ce99" office:value-type="float" office:value="150" calcext:value-type="float">
            <text:p><text:s text:c="3"/>150</text:p>
          </table:table-cell>
          <table:table-cell table:number-columns-repeated="3"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51" calcext:value-type="float">
            <text:p><text:s text:c="3"/>151</text:p>
          </table:table-cell>
          <table:table-cell table:style-name="ce96" office:value-type="float" office:value="126" calcext:value-type="float">
            <text:p><text:s text:c="3"/>126</text:p>
          </table:table-cell>
          <table:table-cell table:number-columns-repeated="2" table:style-name="ce96" office:value-type="float" office:value="17" calcext:value-type="float">
            <text:p><text:s text:c="3"/>1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8" calcext:value-type="float">
            <text:p><text:s text:c="3"/>8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97" office:value-type="float" office:value="510" calcext:value-type="float">
            <text:p><text:s text:c="3"/>510</text:p>
          </table:table-cell>
          <table:table-cell table:style-name="ce100" office:value-type="float" office:value="482" calcext:value-type="float">
            <text:p><text:s text:c="3"/>482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97" office:value-type="float" office:value="5" calcext:value-type="float">
            <text:p><text:s text:c="3"/>5</text:p>
          </table:table-cell>
          <table:table-cell table:style-name="ce11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10" calcext:value-type="float">
            <text:p><text:s text:c="3"/>510</text:p>
          </table:table-cell>
          <table:table-cell table:style-name="ce36" office:value-type="float" office:value="411" calcext:value-type="float">
            <text:p><text:s text:c="3"/>411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73" calcext:value-type="float">
            <text:p><text:s text:c="3"/>7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106" office:value-type="float" office:value="21" calcext:value-type="float">
            <text:p><text:s text:c="3"/>21</text:p>
          </table:table-cell>
          <table:table-cell table:style-name="ce8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335" calcext:value-type="float">
            <text:p><text:s text:c="3"/>335</text:p>
          </table:table-cell>
          <table:table-cell table:style-name="ce100" office:value-type="float" office:value="329" calcext:value-type="float">
            <text:p><text:s text:c="3"/>329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97" office:value-type="float" office:value="0" calcext:value-type="float">
            <text:p>—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335" calcext:value-type="float">
            <text:p><text:s text:c="3"/>335</text:p>
          </table:table-cell>
          <table:table-cell table:style-name="ce36" office:value-type="float" office:value="272" calcext:value-type="float">
            <text:p><text:s text:c="3"/>272</text:p>
          </table:table-cell>
          <table:table-cell table:number-columns-repeated="2" table:style-name="ce36" office:value-type="float" office:value="40" calcext:value-type="float">
            <text:p><text:s text:c="3"/>4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106" office:value-type="float" office:value="23" calcext:value-type="float">
            <text:p><text:s text:c="3"/>23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0" calcext:value-type="float">
            <text:p>—</text:p>
          </table:table-cell>
          <table:table-cell table:style-name="ce106" office:value-type="float" office:value="0" calcext:value-type="float">
            <text:p>—</text:p>
          </table:table-cell>
          <table:table-cell table:style-name="ce8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96" office:value-type="float" office:value="12" calcext:value-type="float">
            <text:p><text:s text:c="3"/>12</text:p>
          </table:table-cell>
          <table:table-cell table:style-name="ce96" office:value-type="float" office:value="10" calcext:value-type="float">
            <text:p><text:s text:c="3"/>10</text:p>
          </table:table-cell>
          <table:table-cell table:number-columns-repeated="2" table:style-name="ce96" office:value-type="float" office:value="2" calcext:value-type="float">
            <text:p><text:s text:c="3"/>2</text:p>
          </table:table-cell>
          <table:table-cell table:number-columns-repeated="2" table:style-name="ce9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95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7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2" table:style-name="ce96" office:value-type="float" office:value="1" calcext:value-type="float">
            <text:p><text:s text:c="3"/>1</text:p>
          </table:table-cell>
          <table:table-cell table:number-columns-repeated="4" table:style-name="ce96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8" table:number-columns-repeated="2"/>
          <table:table-cell table:style-name="ce102" office:value-type="string" calcext:value-type="string" table:number-columns-spanned="4" table:number-rows-spanned="1">
            <text:p>內政部戶政司 民國98年9月7日編製</text:p>
          </table:table-cell>
          <table:covered-table-cell table:number-columns-repeated="3" table:style-name="ce76"/>
          <table:table-cell table:number-columns-repeated="1014"/>
        </table:table-row>
        <table:table-row table:style-name="ro6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6">
          <table:table-cell table:style-name="ce17"/>
          <table:table-cell table:number-columns-repeated="1023"/>
        </table:table-row>
        <table:table-row table:style-name="ro6">
          <table:table-cell table:style-name="ce18"/>
          <table:table-cell table:number-columns-repeated="1023"/>
        </table:table-row>
        <table:table-row table:style-name="ro7">
          <table:table-cell table:style-name="ce17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6"/>
        <table:table-column table:style-name="co9" table:default-cell-style-name="ce16"/>
        <table:table-column table:style-name="co10" table:number-columns-repeated="3" table:default-cell-style-name="ce16"/>
        <table:table-column table:style-name="co11" table:number-columns-repeated="16" table:default-cell-style-name="ce16"/>
        <table:table-column table:style-name="co6" table:number-columns-repeated="236" table:default-cell-style-name="ce16"/>
        <table:table-column table:style-name="co6" table:number-columns-repeated="767" table:default-cell-style-name="Default"/>
        <table:table-row table:style-name="ro1">
          <table:table-cell table:style-name="ce114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7"/>
          <table:covered-table-cell table:style-name="ce154"/>
          <table:table-cell table:style-name="ce92" table:number-columns-repeated="1003"/>
        </table:table-row>
        <table:table-row table:style-name="ro9">
          <table:table-cell table:style-name="ce2" table:number-columns-repeated="11"/>
          <table:table-cell table:style-name="ce92" table:number-columns-repeated="9"/>
          <table:table-cell table:style-name="ce77" office:value-type="string" calcext:value-type="string">
            <text:p>單位︰人</text:p>
          </table:table-cell>
          <table:table-cell table:style-name="ce92" table:number-columns-repeated="1003"/>
        </table:table-row>
        <table:table-row table:style-name="ro3">
          <table:table-cell table:style-name="ce11"/>
          <table:table-cell table:style-name="ce118" table:number-columns-repeated="2"/>
          <table:table-cell table:style-name="ce47" office:value-type="string" calcext:value-type="string" table:number-columns-spanned="3" table:number-rows-spanned="1">
            <text:p>本　　　國　　　籍</text:p>
          </table:table-cell>
          <table:covered-table-cell table:style-name="ce78"/>
          <table:covered-table-cell table:style-name="ce8"/>
          <table:table-cell table:style-name="ce47" office:value-type="string" calcext:value-type="string" table:number-columns-spanned="3" table:number-rows-spanned="1">
            <text:p>大　陸　地　區</text:p>
          </table:table-cell>
          <table:covered-table-cell table:style-name="ce78"/>
          <table:covered-table-cell table:style-name="ce8"/>
          <table:table-cell table:style-name="ce47" office:value-type="string" calcext:value-type="string" table:number-columns-spanned="3" table:number-rows-spanned="1">
            <text:p>港　澳　地　區</text:p>
          </table:table-cell>
          <table:covered-table-cell table:style-name="ce78"/>
          <table:covered-table-cell table:style-name="ce8"/>
          <table:table-cell table:style-name="ce144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9"/>
          <table:table-cell table:style-name="ce93" table:number-columns-repeated="1003"/>
        </table:table-row>
        <table:table-row table:style-name="ro3">
          <table:table-cell table:style-name="ce115" office:value-type="string" calcext:value-type="string">
            <text:p>年 <text:s/>月 <text:s/>別</text:p>
          </table:table-cell>
          <table:table-cell table:style-name="ce119" office:value-type="string" calcext:value-type="string">
            <text:p>性別</text:p>
          </table:table-cell>
          <table:table-cell table:style-name="ce119" office:value-type="string" calcext:value-type="string">
            <text:p>總<text:span text:style-name="T6">　計</text:span>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1" table:number-rows-spanned="2">
            <text:p>合計</text:p>
          </table:table-cell>
          <table:table-cell table:style-name="ce47" office:value-type="string" calcext:value-type="string" table:number-columns-spanned="1" table:number-rows-spanned="2">
            <text:p>已設籍</text:p>
          </table:table-cell>
          <table:table-cell table:style-name="ce47" office:value-type="string" calcext:value-type="string" table:number-columns-spanned="1" table:number-rows-spanned="2">
            <text:p>未設籍</text:p>
          </table:table-cell>
          <table:table-cell table:style-name="ce47" office:value-type="string" calcext:value-type="string" table:number-columns-spanned="3" table:number-rows-spanned="1">
            <text:p>合　　　計</text:p>
          </table:table-cell>
          <table:covered-table-cell table:style-name="ce78"/>
          <table:covered-table-cell table:style-name="ce8"/>
          <table:table-cell table:style-name="ce150" office:value-type="string" calcext:value-type="string" table:number-columns-spanned="3" table:number-rows-spanned="1">
            <text:p>東南亞地區</text:p>
          </table:table-cell>
          <table:covered-table-cell table:style-name="ce149"/>
          <table:covered-table-cell table:style-name="ce151"/>
          <table:table-cell table:style-name="ce144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9"/>
          <table:table-cell table:style-name="ce93" table:number-columns-repeated="1003"/>
        </table:table-row>
        <table:table-row table:style-name="ro4">
          <table:table-cell table:style-name="ce3"/>
          <table:table-cell table:style-name="ce20" table:number-columns-repeated="2"/>
          <table:covered-table-cell table:number-columns-repeated="9" table:style-name="ce20"/>
          <table:table-cell table:style-name="ce47" office:value-type="string" calcext:value-type="string">
            <text:p>計</text:p>
          </table:table-cell>
          <table:table-cell table:style-name="ce47" office:value-type="string" calcext:value-type="string">
            <text:p>已設籍</text:p>
          </table:table-cell>
          <table:table-cell table:style-name="ce47" office:value-type="string" calcext:value-type="string">
            <text:p>未設籍</text:p>
          </table:table-cell>
          <table:table-cell table:style-name="ce47" office:value-type="string" calcext:value-type="string">
            <text:p>小計</text:p>
          </table:table-cell>
          <table:table-cell table:style-name="ce47" office:value-type="string" calcext:value-type="string">
            <text:p>已設籍</text:p>
          </table:table-cell>
          <table:table-cell table:style-name="ce47" office:value-type="string" calcext:value-type="string">
            <text:p>未設籍</text:p>
          </table:table-cell>
          <table:table-cell table:style-name="ce47" office:value-type="string" calcext:value-type="string">
            <text:p>小計</text:p>
          </table:table-cell>
          <table:table-cell table:style-name="ce47" office:value-type="string" calcext:value-type="string">
            <text:p>已設籍</text:p>
          </table:table-cell>
          <table:table-cell table:style-name="ce155" office:value-type="string" calcext:value-type="string">
            <text:p>未設籍</text:p>
          </table:table-cell>
          <table:table-cell table:style-name="ce93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133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45" office:value-type="float" office:value="799" calcext:value-type="float">
            <text:p><text:s text:c="3"/>799</text:p>
          </table:table-cell>
          <table:table-cell table:style-name="ce145" office:value-type="float" office:value="13" calcext:value-type="float">
            <text:p><text:s text:c="3"/>13</text:p>
          </table:table-cell>
          <table:table-cell table:style-name="ce145" office:value-type="float" office:value="786" calcext:value-type="float">
            <text:p><text:s text:c="3"/>786</text:p>
          </table:table-cell>
          <table:table-cell table:style-name="ce145" office:value-type="float" office:value="276" calcext:value-type="float">
            <text:p><text:s text:c="3"/>276</text:p>
          </table:table-cell>
          <table:table-cell table:style-name="ce145" office:value-type="float" office:value="8" calcext:value-type="float">
            <text:p><text:s text:c="3"/>8</text:p>
          </table:table-cell>
          <table:table-cell table:style-name="ce145" office:value-type="float" office:value="268" calcext:value-type="float">
            <text:p><text:s text:c="3"/>268</text:p>
          </table:table-cell>
          <table:table-cell table:style-name="ce145" office:value-type="float" office:value="523" calcext:value-type="float">
            <text:p><text:s text:c="3"/>523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56" office:value-type="float" office:value="518" calcext:value-type="float">
            <text:p><text:s text:c="3"/>518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4" office:value-type="string" calcext:value-type="string">
            <text:p>女</text:p>
          </table:table-cell>
          <table:table-cell table:style-name="ce120" office:value-type="float" office:value="58518" calcext:value-type="float">
            <text:p><text:s text:c="3"/>58,518</text:p>
          </table:table-cell>
          <table:table-cell table:style-name="ce134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46" office:value-type="float" office:value="3688" calcext:value-type="float">
            <text:p><text:s text:c="3"/>3,688</text:p>
          </table:table-cell>
          <table:table-cell table:style-name="ce146" office:value-type="float" office:value="1262" calcext:value-type="float">
            <text:p><text:s text:c="3"/>1,262</text:p>
          </table:table-cell>
          <table:table-cell table:style-name="ce146" office:value-type="float" office:value="2426" calcext:value-type="float">
            <text:p><text:s text:c="3"/>2,426</text:p>
          </table:table-cell>
          <table:table-cell table:style-name="ce146" office:value-type="float" office:value="3568" calcext:value-type="float">
            <text:p><text:s text:c="3"/>3,568</text:p>
          </table:table-cell>
          <table:table-cell table:style-name="ce146" office:value-type="float" office:value="1258" calcext:value-type="float">
            <text:p><text:s text:c="3"/>1,258</text:p>
          </table:table-cell>
          <table:table-cell table:style-name="ce146" office:value-type="float" office:value="2310" calcext:value-type="float">
            <text:p><text:s text:c="3"/>2,310</text:p>
          </table:table-cell>
          <table:table-cell table:style-name="ce146" office:value-type="float" office:value="120" calcext:value-type="float">
            <text:p><text:s text:c="3"/>12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57" office:value-type="float" office:value="116" calcext:value-type="float">
            <text:p><text:s text:c="3"/>11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4" office:value-type="float" office:value="542" calcext:value-type="float">
            <text:p><text:s text:c="3"/>542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3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5" office:value-type="float" office:value="114" calcext:value-type="float">
            <text:p><text:s text:c="3"/>11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916" calcext:value-type="float">
            <text:p><text:s text:c="3"/>4,916</text:p>
          </table:table-cell>
          <table:table-cell table:style-name="ce135" office:value-type="float" office:value="4819" calcext:value-type="float">
            <text:p><text:s text:c="3"/>4,819</text:p>
          </table:table-cell>
          <table:table-cell table:style-name="ce39" office:value-type="float" office:value="4818" calcext:value-type="float">
            <text:p><text:s text:c="3"/>4,81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7" office:value-type="float" office:value="73" calcext:value-type="float">
            <text:p><text:s text:c="3"/>73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55" calcext:value-type="float">
            <text:p><text:s text:c="3"/>55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8" office:value-type="float" office:value="54" calcext:value-type="float">
            <text:p><text:s text:c="3"/>5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916" calcext:value-type="float">
            <text:p><text:s text:c="3"/>4,916</text:p>
          </table:table-cell>
          <table:table-cell table:style-name="ce136" office:value-type="float" office:value="3984" calcext:value-type="float">
            <text:p><text:s text:c="3"/>3,984</text:p>
          </table:table-cell>
          <table:table-cell table:style-name="ce40" office:value-type="float" office:value="3983" calcext:value-type="float">
            <text:p><text:s text:c="3"/>3,983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539" calcext:value-type="float">
            <text:p><text:s text:c="3"/>539</text:p>
          </table:table-cell>
          <table:table-cell table:style-name="ce40" office:value-type="float" office:value="117" calcext:value-type="float">
            <text:p><text:s text:c="3"/>117</text:p>
          </table:table-cell>
          <table:table-cell table:style-name="ce40" office:value-type="float" office:value="422" calcext:value-type="float">
            <text:p><text:s text:c="3"/>42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8" office:value-type="float" office:value="391" calcext:value-type="float">
            <text:p><text:s text:c="3"/>391</text:p>
          </table:table-cell>
          <table:table-cell table:style-name="ce148" office:value-type="float" office:value="179" calcext:value-type="float">
            <text:p><text:s text:c="3"/>179</text:p>
          </table:table-cell>
          <table:table-cell table:style-name="ce148" office:value-type="float" office:value="212" calcext:value-type="float">
            <text:p><text:s text:c="3"/>212</text:p>
          </table:table-cell>
          <table:table-cell table:style-name="ce148" office:value-type="float" office:value="383" calcext:value-type="float">
            <text:p><text:s text:c="3"/>383</text:p>
          </table:table-cell>
          <table:table-cell table:style-name="ce148" office:value-type="float" office:value="178" calcext:value-type="float">
            <text:p><text:s text:c="3"/>178</text:p>
          </table:table-cell>
          <table:table-cell table:style-name="ce148" office:value-type="float" office:value="205" calcext:value-type="float">
            <text:p><text:s text:c="3"/>205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48" office:value-type="float" office:value="1" calcext:value-type="float">
            <text:p><text:s text:c="3"/>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703" calcext:value-type="float">
            <text:p><text:s text:c="3"/>4,703</text:p>
          </table:table-cell>
          <table:table-cell table:style-name="ce135" office:value-type="float" office:value="4619" calcext:value-type="float">
            <text:p><text:s text:c="3"/>4,619</text:p>
          </table:table-cell>
          <table:table-cell table:style-name="ce39" office:value-type="float" office:value="4619" calcext:value-type="float">
            <text:p><text:s text:c="3"/>4,6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47" office:value-type="float" office:value="55" calcext:value-type="float">
            <text:p><text:s text:c="3"/>55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54" calcext:value-type="float">
            <text:p><text:s text:c="3"/>54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47" office:value-type="float" office:value="43" calcext:value-type="float">
            <text:p><text:s text:c="3"/>43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43" calcext:value-type="float">
            <text:p><text:s text:c="3"/>4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122" office:value-type="float" office:value="4703" calcext:value-type="float">
            <text:p><text:s text:c="3"/>4,703</text:p>
          </table:table-cell>
          <table:table-cell table:style-name="ce136" office:value-type="float" office:value="3852" calcext:value-type="float">
            <text:p><text:s text:c="3"/>3,852</text:p>
          </table:table-cell>
          <table:table-cell table:style-name="ce40" office:value-type="float" office:value="3852" calcext:value-type="float">
            <text:p><text:s text:c="3"/>3,85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503" calcext:value-type="float">
            <text:p><text:s text:c="3"/>503</text:p>
          </table:table-cell>
          <table:table-cell table:style-name="ce40" office:value-type="float" office:value="122" calcext:value-type="float">
            <text:p><text:s text:c="3"/>122</text:p>
          </table:table-cell>
          <table:table-cell table:style-name="ce40" office:value-type="float" office:value="381" calcext:value-type="float">
            <text:p><text:s text:c="3"/>38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8" office:value-type="float" office:value="346" calcext:value-type="float">
            <text:p><text:s text:c="3"/>346</text:p>
          </table:table-cell>
          <table:table-cell table:style-name="ce148" office:value-type="float" office:value="145" calcext:value-type="float">
            <text:p><text:s text:c="3"/>145</text:p>
          </table:table-cell>
          <table:table-cell table:style-name="ce148" office:value-type="float" office:value="201" calcext:value-type="float">
            <text:p><text:s text:c="3"/>201</text:p>
          </table:table-cell>
          <table:table-cell table:style-name="ce148" office:value-type="float" office:value="334" calcext:value-type="float">
            <text:p><text:s text:c="3"/>334</text:p>
          </table:table-cell>
          <table:table-cell table:style-name="ce148" office:value-type="float" office:value="145" calcext:value-type="float">
            <text:p><text:s text:c="3"/>145</text:p>
          </table:table-cell>
          <table:table-cell table:style-name="ce148" office:value-type="float" office:value="189" calcext:value-type="float">
            <text:p><text:s text:c="3"/>189</text:p>
          </table:table-cell>
          <table:table-cell table:style-name="ce148" office:value-type="float" office:value="12" calcext:value-type="float">
            <text:p><text:s text:c="3"/>12</text:p>
          </table:table-cell>
          <table:table-cell table:style-name="ce148" office:value-type="float" office:value="0" calcext:value-type="float">
            <text:p>—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5074" calcext:value-type="float">
            <text:p><text:s text:c="3"/>5,074</text:p>
          </table:table-cell>
          <table:table-cell table:style-name="ce135" office:value-type="float" office:value="4977" calcext:value-type="float">
            <text:p><text:s text:c="3"/>4,977</text:p>
          </table:table-cell>
          <table:table-cell table:style-name="ce39" office:value-type="float" office:value="4977" calcext:value-type="float">
            <text:p><text:s text:c="3"/>4,97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0" calcext:value-type="float">
            <text:p>—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3" office:value-type="float" office:value="5074" calcext:value-type="float">
            <text:p><text:s text:c="3"/>5,074</text:p>
          </table:table-cell>
          <table:table-cell table:style-name="ce137" office:value-type="float" office:value="4108" calcext:value-type="float">
            <text:p><text:s text:c="3"/>4,108</text:p>
          </table:table-cell>
          <table:table-cell table:style-name="ce96" office:value-type="float" office:value="4107" calcext:value-type="float">
            <text:p><text:s text:c="3"/>4,10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604" calcext:value-type="float">
            <text:p><text:s text:c="3"/>604</text:p>
          </table:table-cell>
          <table:table-cell table:style-name="ce96" office:value-type="float" office:value="132" calcext:value-type="float">
            <text:p><text:s text:c="3"/>132</text:p>
          </table:table-cell>
          <table:table-cell table:style-name="ce96" office:value-type="float" office:value="472" calcext:value-type="float">
            <text:p><text:s text:c="3"/>47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8" office:value-type="float" office:value="356" calcext:value-type="float">
            <text:p><text:s text:c="3"/>356</text:p>
          </table:table-cell>
          <table:table-cell table:style-name="ce148" office:value-type="float" office:value="179" calcext:value-type="float">
            <text:p><text:s text:c="3"/>179</text:p>
          </table:table-cell>
          <table:table-cell table:style-name="ce148" office:value-type="float" office:value="177" calcext:value-type="float">
            <text:p><text:s text:c="3"/>177</text:p>
          </table:table-cell>
          <table:table-cell table:style-name="ce148" office:value-type="float" office:value="353" calcext:value-type="float">
            <text:p><text:s text:c="3"/>353</text:p>
          </table:table-cell>
          <table:table-cell table:style-name="ce148" office:value-type="float" office:value="179" calcext:value-type="float">
            <text:p><text:s text:c="3"/>179</text:p>
          </table:table-cell>
          <table:table-cell table:style-name="ce148" office:value-type="float" office:value="174" calcext:value-type="float">
            <text:p><text:s text:c="3"/>174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48" office:value-type="float" office:value="0" calcext:value-type="float">
            <text:p>—</text:p>
          </table:table-cell>
          <table:table-cell table:style-name="ce159" office:value-type="float" office:value="3" calcext:value-type="float">
            <text:p><text:s text:c="3"/>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6" office:value-type="string" calcext:value-type="string">
            <text:p>男</text:p>
          </table:table-cell>
          <table:table-cell table:style-name="ce121" office:value-type="float" office:value="4218" calcext:value-type="float">
            <text:p><text:s text:c="3"/>4,218</text:p>
          </table:table-cell>
          <table:table-cell table:style-name="ce135" office:value-type="float" office:value="4131" calcext:value-type="float">
            <text:p><text:s text:c="3"/>4,131</text:p>
          </table:table-cell>
          <table:table-cell table:style-name="ce39" office:value-type="float" office:value="4130" calcext:value-type="float">
            <text:p><text:s text:c="3"/>4,130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47" office:value-type="float" office:value="42" calcext:value-type="float">
            <text:p><text:s text:c="3"/>42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2" calcext:value-type="float">
            <text:p><text:s text:c="3"/>42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3" office:value-type="float" office:value="4218" calcext:value-type="float">
            <text:p><text:s text:c="3"/>4,218</text:p>
          </table:table-cell>
          <table:table-cell table:style-name="ce137" office:value-type="float" office:value="3443" calcext:value-type="float">
            <text:p><text:s text:c="3"/>3,443</text:p>
          </table:table-cell>
          <table:table-cell table:style-name="ce96" office:value-type="float" office:value="3443" calcext:value-type="float">
            <text:p><text:s text:c="3"/>3,44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456" calcext:value-type="float">
            <text:p><text:s text:c="3"/>456</text:p>
          </table:table-cell>
          <table:table-cell table:style-name="ce96" office:value-type="float" office:value="109" calcext:value-type="float">
            <text:p><text:s text:c="3"/>109</text:p>
          </table:table-cell>
          <table:table-cell table:style-name="ce96" office:value-type="float" office:value="347" calcext:value-type="float">
            <text:p><text:s text:c="3"/>34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8" office:value-type="float" office:value="315" calcext:value-type="float">
            <text:p><text:s text:c="3"/>315</text:p>
          </table:table-cell>
          <table:table-cell table:style-name="ce148" office:value-type="float" office:value="140" calcext:value-type="float">
            <text:p><text:s text:c="3"/>140</text:p>
          </table:table-cell>
          <table:table-cell table:style-name="ce148" office:value-type="float" office:value="175" calcext:value-type="float">
            <text:p><text:s text:c="3"/>175</text:p>
          </table:table-cell>
          <table:table-cell table:style-name="ce148" office:value-type="float" office:value="309" calcext:value-type="float">
            <text:p><text:s text:c="3"/>309</text:p>
          </table:table-cell>
          <table:table-cell table:style-name="ce148" office:value-type="float" office:value="140" calcext:value-type="float">
            <text:p><text:s text:c="3"/>140</text:p>
          </table:table-cell>
          <table:table-cell table:style-name="ce148" office:value-type="float" office:value="169" calcext:value-type="float">
            <text:p><text:s text:c="3"/>169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788" calcext:value-type="float">
            <text:p><text:s text:c="3"/>4,788</text:p>
          </table:table-cell>
          <table:table-cell table:style-name="ce135" office:value-type="float" office:value="4691" calcext:value-type="float">
            <text:p><text:s text:c="3"/>4,691</text:p>
          </table:table-cell>
          <table:table-cell table:style-name="ce39" office:value-type="float" office:value="4691" calcext:value-type="float">
            <text:p><text:s text:c="3"/>4,69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7" office:value-type="float" office:value="59" calcext:value-type="float">
            <text:p><text:s text:c="3"/>59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58" calcext:value-type="float">
            <text:p><text:s text:c="3"/>58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788" calcext:value-type="float">
            <text:p><text:s text:c="3"/>4,788</text:p>
          </table:table-cell>
          <table:table-cell table:style-name="ce137" office:value-type="float" office:value="3920" calcext:value-type="float">
            <text:p><text:s text:c="3"/>3,920</text:p>
          </table:table-cell>
          <table:table-cell table:style-name="ce96" office:value-type="float" office:value="3920" calcext:value-type="float">
            <text:p><text:s text:c="3"/>3,920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18" calcext:value-type="float">
            <text:p><text:s text:c="3"/>518</text:p>
          </table:table-cell>
          <table:table-cell table:style-name="ce96" office:value-type="float" office:value="124" calcext:value-type="float">
            <text:p><text:s text:c="3"/>124</text:p>
          </table:table-cell>
          <table:table-cell table:style-name="ce96" office:value-type="float" office:value="394" calcext:value-type="float">
            <text:p><text:s text:c="3"/>39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8" office:value-type="float" office:value="346" calcext:value-type="float">
            <text:p><text:s text:c="3"/>346</text:p>
          </table:table-cell>
          <table:table-cell table:style-name="ce148" office:value-type="float" office:value="155" calcext:value-type="float">
            <text:p><text:s text:c="3"/>155</text:p>
          </table:table-cell>
          <table:table-cell table:style-name="ce148" office:value-type="float" office:value="191" calcext:value-type="float">
            <text:p><text:s text:c="3"/>191</text:p>
          </table:table-cell>
          <table:table-cell table:style-name="ce148" office:value-type="float" office:value="340" calcext:value-type="float">
            <text:p><text:s text:c="3"/>340</text:p>
          </table:table-cell>
          <table:table-cell table:style-name="ce148" office:value-type="float" office:value="155" calcext:value-type="float">
            <text:p><text:s text:c="3"/>155</text:p>
          </table:table-cell>
          <table:table-cell table:style-name="ce148" office:value-type="float" office:value="185" calcext:value-type="float">
            <text:p><text:s text:c="3"/>185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5" office:value-type="string" calcext:value-type="string">
            <text:p>男</text:p>
          </table:table-cell>
          <table:table-cell table:style-name="ce126" office:value-type="float" office:value="37447" calcext:value-type="float">
            <text:p><text:s text:c="3"/>37,447</text:p>
          </table:table-cell>
          <table:table-cell table:style-name="ce126" office:value-type="float" office:value="36661" calcext:value-type="float">
            <text:p><text:s text:c="3"/>36,661</text:p>
          </table:table-cell>
          <table:table-cell table:style-name="ce126" office:value-type="float" office:value="36653" calcext:value-type="float">
            <text:p><text:s text:c="3"/>36,653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09" calcext:value-type="float">
            <text:p><text:s text:c="3"/>209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177" calcext:value-type="float">
            <text:p><text:s text:c="3"/>177</text:p>
          </table:table-cell>
          <table:table-cell table:style-name="ce126" office:value-type="float" office:value="42" calcext:value-type="float">
            <text:p><text:s text:c="3"/>42</text:p>
          </table:table-cell>
          <table:table-cell table:style-name="ce126" office:value-type="float" office:value="11" calcext:value-type="float">
            <text:p><text:s text:c="3"/>11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535" calcext:value-type="float">
            <text:p><text:s text:c="3"/>53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46" calcext:value-type="float">
            <text:p><text:s text:c="3"/>146</text:p>
          </table:table-cell>
          <table:table-cell table:style-name="ce126" office:value-type="float" office:value="11" calcext:value-type="float">
            <text:p><text:s text:c="3"/>11</text:p>
          </table:table-cell>
          <table:table-cell table:style-name="ce126" office:value-type="float" office:value="135" calcext:value-type="float">
            <text:p><text:s text:c="3"/>135</text:p>
          </table:table-cell>
          <table:table-cell table:style-name="ce126" office:value-type="float" office:value="389" calcext:value-type="float">
            <text:p><text:s text:c="3"/>389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62" office:value-type="float" office:value="385" calcext:value-type="float">
            <text:p><text:s text:c="3"/>385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八月止</text:p>
          </table:table-cell>
          <table:table-cell table:style-name="ce24" office:value-type="string" calcext:value-type="string">
            <text:p>女</text:p>
          </table:table-cell>
          <table:table-cell table:style-name="ce127" office:value-type="float" office:value="37447" calcext:value-type="float">
            <text:p><text:s text:c="3"/>37,447</text:p>
          </table:table-cell>
          <table:table-cell table:style-name="ce127" office:value-type="float" office:value="29895" calcext:value-type="float">
            <text:p><text:s text:c="3"/>29,895</text:p>
          </table:table-cell>
          <table:table-cell table:style-name="ce127" office:value-type="float" office:value="29890" calcext:value-type="float">
            <text:p><text:s text:c="3"/>29,890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4568" calcext:value-type="float">
            <text:p><text:s text:c="3"/>4,568</text:p>
          </table:table-cell>
          <table:table-cell table:style-name="ce127" office:value-type="float" office:value="1326" calcext:value-type="float">
            <text:p><text:s text:c="3"/>1,326</text:p>
          </table:table-cell>
          <table:table-cell table:style-name="ce127" office:value-type="float" office:value="3242" calcext:value-type="float">
            <text:p><text:s text:c="3"/>3,242</text:p>
          </table:table-cell>
          <table:table-cell table:style-name="ce127" office:value-type="float" office:value="35" calcext:value-type="float">
            <text:p><text:s text:c="3"/>35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20" calcext:value-type="float">
            <text:p><text:s text:c="3"/>20</text:p>
          </table:table-cell>
          <table:table-cell table:style-name="ce127" office:value-type="float" office:value="2949" calcext:value-type="float">
            <text:p><text:s text:c="3"/>2,949</text:p>
          </table:table-cell>
          <table:table-cell table:style-name="ce127" office:value-type="float" office:value="1523" calcext:value-type="float">
            <text:p><text:s text:c="3"/>1,523</text:p>
          </table:table-cell>
          <table:table-cell table:style-name="ce127" office:value-type="float" office:value="1426" calcext:value-type="float">
            <text:p><text:s text:c="3"/>1,426</text:p>
          </table:table-cell>
          <table:table-cell table:style-name="ce127" office:value-type="float" office:value="2868" calcext:value-type="float">
            <text:p><text:s text:c="3"/>2,868</text:p>
          </table:table-cell>
          <table:table-cell table:style-name="ce127" office:value-type="float" office:value="1523" calcext:value-type="float">
            <text:p><text:s text:c="3"/>1,523</text:p>
          </table:table-cell>
          <table:table-cell table:style-name="ce127" office:value-type="float" office:value="1345" calcext:value-type="float">
            <text:p><text:s text:c="3"/>1,345</text:p>
          </table:table-cell>
          <table:table-cell table:style-name="ce127" office:value-type="float" office:value="81" calcext:value-type="float">
            <text:p><text:s text:c="3"/>81</text:p>
          </table:table-cell>
          <table:table-cell table:style-name="ce153" office:value-type="float" office:value="0" calcext:value-type="float">
            <text:p>—</text:p>
          </table:table-cell>
          <table:table-cell table:style-name="ce163" office:value-type="float" office:value="81" calcext:value-type="float">
            <text:p><text:s text:c="3"/>81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3064" calcext:value-type="float">
            <text:p><text:s text:c="3"/>3,064</text:p>
          </table:table-cell>
          <table:table-cell table:style-name="ce135" office:value-type="float" office:value="2984" calcext:value-type="float">
            <text:p><text:s text:c="3"/>2,984</text:p>
          </table:table-cell>
          <table:table-cell table:style-name="ce39" office:value-type="float" office:value="2983" calcext:value-type="float">
            <text:p><text:s text:c="3"/>2,98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7" office:value-type="float" office:value="58" calcext:value-type="float">
            <text:p><text:s text:c="3"/>5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57" calcext:value-type="float">
            <text:p><text:s text:c="3"/>57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3064" calcext:value-type="float">
            <text:p><text:s text:c="3"/>3,064</text:p>
          </table:table-cell>
          <table:table-cell table:style-name="ce137" office:value-type="float" office:value="2503" calcext:value-type="float">
            <text:p><text:s text:c="3"/>2,503</text:p>
          </table:table-cell>
          <table:table-cell table:style-name="ce96" office:value-type="float" office:value="2503" calcext:value-type="float">
            <text:p><text:s text:c="3"/>2,50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335" calcext:value-type="float">
            <text:p><text:s text:c="3"/>335</text:p>
          </table:table-cell>
          <table:table-cell table:style-name="ce96" office:value-type="float" office:value="65" calcext:value-type="float">
            <text:p><text:s text:c="3"/>65</text:p>
          </table:table-cell>
          <table:table-cell table:style-name="ce96" office:value-type="float" office:value="270" calcext:value-type="float">
            <text:p><text:s text:c="3"/>27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8" office:value-type="float" office:value="224" calcext:value-type="float">
            <text:p><text:s text:c="3"/>224</text:p>
          </table:table-cell>
          <table:table-cell table:style-name="ce148" office:value-type="float" office:value="95" calcext:value-type="float">
            <text:p><text:s text:c="3"/>95</text:p>
          </table:table-cell>
          <table:table-cell table:style-name="ce148" office:value-type="float" office:value="129" calcext:value-type="float">
            <text:p><text:s text:c="3"/>129</text:p>
          </table:table-cell>
          <table:table-cell table:style-name="ce148" office:value-type="float" office:value="218" calcext:value-type="float">
            <text:p><text:s text:c="3"/>218</text:p>
          </table:table-cell>
          <table:table-cell table:style-name="ce148" office:value-type="float" office:value="95" calcext:value-type="float">
            <text:p><text:s text:c="3"/>95</text:p>
          </table:table-cell>
          <table:table-cell table:style-name="ce148" office:value-type="float" office:value="123" calcext:value-type="float">
            <text:p><text:s text:c="3"/>123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967" calcext:value-type="float">
            <text:p><text:s text:c="3"/>4,967</text:p>
          </table:table-cell>
          <table:table-cell table:style-name="ce135" office:value-type="float" office:value="4860" calcext:value-type="float">
            <text:p><text:s text:c="3"/>4,860</text:p>
          </table:table-cell>
          <table:table-cell table:style-name="ce39" office:value-type="float" office:value="4858" calcext:value-type="float">
            <text:p><text:s text:c="3"/>4,858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7" office:value-type="float" office:value="72" calcext:value-type="float">
            <text:p><text:s text:c="3"/>7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47" office:value-type="float" office:value="52" calcext:value-type="float">
            <text:p><text:s text:c="3"/>52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52" calcext:value-type="float">
            <text:p><text:s text:c="3"/>52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967" calcext:value-type="float">
            <text:p><text:s text:c="3"/>4,967</text:p>
          </table:table-cell>
          <table:table-cell table:style-name="ce137" office:value-type="float" office:value="4033" calcext:value-type="float">
            <text:p><text:s text:c="3"/>4,033</text:p>
          </table:table-cell>
          <table:table-cell table:style-name="ce96" office:value-type="float" office:value="4033" calcext:value-type="float">
            <text:p><text:s text:c="3"/>4,033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20" calcext:value-type="float">
            <text:p><text:s text:c="3"/>520</text:p>
          </table:table-cell>
          <table:table-cell table:style-name="ce96" office:value-type="float" office:value="140" calcext:value-type="float">
            <text:p><text:s text:c="3"/>140</text:p>
          </table:table-cell>
          <table:table-cell table:style-name="ce96" office:value-type="float" office:value="380" calcext:value-type="float">
            <text:p><text:s text:c="3"/>380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8" office:value-type="float" office:value="408" calcext:value-type="float">
            <text:p><text:s text:c="3"/>408</text:p>
          </table:table-cell>
          <table:table-cell table:style-name="ce148" office:value-type="float" office:value="205" calcext:value-type="float">
            <text:p><text:s text:c="3"/>205</text:p>
          </table:table-cell>
          <table:table-cell table:style-name="ce148" office:value-type="float" office:value="203" calcext:value-type="float">
            <text:p><text:s text:c="3"/>203</text:p>
          </table:table-cell>
          <table:table-cell table:style-name="ce148" office:value-type="float" office:value="399" calcext:value-type="float">
            <text:p><text:s text:c="3"/>399</text:p>
          </table:table-cell>
          <table:table-cell table:style-name="ce148" office:value-type="float" office:value="205" calcext:value-type="float">
            <text:p><text:s text:c="3"/>205</text:p>
          </table:table-cell>
          <table:table-cell table:style-name="ce148" office:value-type="float" office:value="194" calcext:value-type="float">
            <text:p><text:s text:c="3"/>194</text:p>
          </table:table-cell>
          <table:table-cell table:style-name="ce148" office:value-type="float" office:value="9" calcext:value-type="float">
            <text:p><text:s text:c="3"/>9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944" calcext:value-type="float">
            <text:p><text:s text:c="3"/>4,944</text:p>
          </table:table-cell>
          <table:table-cell table:style-name="ce135" office:value-type="float" office:value="4836" calcext:value-type="float">
            <text:p><text:s text:c="3"/>4,836</text:p>
          </table:table-cell>
          <table:table-cell table:style-name="ce39" office:value-type="float" office:value="4834" calcext:value-type="float">
            <text:p><text:s text:c="3"/>4,83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47" office:value-type="float" office:value="73" calcext:value-type="float">
            <text:p><text:s text:c="3"/>73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71" calcext:value-type="float">
            <text:p><text:s text:c="3"/>71</text:p>
          </table:table-cell>
          <table:table-cell table:style-name="ce147" office:value-type="float" office:value="27" calcext:value-type="float">
            <text:p><text:s text:c="3"/>2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47" office:value-type="float" office:value="46" calcext:value-type="float">
            <text:p><text:s text:c="3"/>4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0" office:value-type="float" office:value="45" calcext:value-type="float">
            <text:p><text:s text:c="3"/>45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944" calcext:value-type="float">
            <text:p><text:s text:c="3"/>4,944</text:p>
          </table:table-cell>
          <table:table-cell table:style-name="ce137" office:value-type="float" office:value="3933" calcext:value-type="float">
            <text:p><text:s text:c="3"/>3,933</text:p>
          </table:table-cell>
          <table:table-cell table:style-name="ce96" office:value-type="float" office:value="3932" calcext:value-type="float">
            <text:p><text:s text:c="3"/>3,932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617" calcext:value-type="float">
            <text:p><text:s text:c="3"/>617</text:p>
          </table:table-cell>
          <table:table-cell table:style-name="ce96" office:value-type="float" office:value="179" calcext:value-type="float">
            <text:p><text:s text:c="3"/>179</text:p>
          </table:table-cell>
          <table:table-cell table:style-name="ce96" office:value-type="float" office:value="438" calcext:value-type="float">
            <text:p><text:s text:c="3"/>438</text:p>
          </table:table-cell>
          <table:table-cell table:style-name="ce139" office:value-type="float" office:value="0" calcext:value-type="float">
            <text:p>—</text:p>
          </table:table-cell>
          <table:table-cell table:style-name="ce96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8" office:value-type="float" office:value="394" calcext:value-type="float">
            <text:p><text:s text:c="3"/>394</text:p>
          </table:table-cell>
          <table:table-cell table:style-name="ce148" office:value-type="float" office:value="195" calcext:value-type="float">
            <text:p><text:s text:c="3"/>195</text:p>
          </table:table-cell>
          <table:table-cell table:style-name="ce148" office:value-type="float" office:value="199" calcext:value-type="float">
            <text:p><text:s text:c="3"/>199</text:p>
          </table:table-cell>
          <table:table-cell table:style-name="ce148" office:value-type="float" office:value="381" calcext:value-type="float">
            <text:p><text:s text:c="3"/>381</text:p>
          </table:table-cell>
          <table:table-cell table:style-name="ce148" office:value-type="float" office:value="195" calcext:value-type="float">
            <text:p><text:s text:c="3"/>195</text:p>
          </table:table-cell>
          <table:table-cell table:style-name="ce148" office:value-type="float" office:value="186" calcext:value-type="float">
            <text:p><text:s text:c="3"/>186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814" calcext:value-type="float">
            <text:p><text:s text:c="3"/>4,814</text:p>
          </table:table-cell>
          <table:table-cell table:style-name="ce135" office:value-type="float" office:value="4711" calcext:value-type="float">
            <text:p><text:s text:c="3"/>4,711</text:p>
          </table:table-cell>
          <table:table-cell table:style-name="ce39" office:value-type="float" office:value="4708" calcext:value-type="float">
            <text:p><text:s text:c="3"/>4,70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7" office:value-type="float" office:value="68" calcext:value-type="float">
            <text:p><text:s text:c="3"/>68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65" calcext:value-type="float">
            <text:p><text:s text:c="3"/>65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47" office:value-type="float" office:value="52" calcext:value-type="float">
            <text:p><text:s text:c="3"/>5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60" office:value-type="float" office:value="51" calcext:value-type="float">
            <text:p><text:s text:c="3"/>51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814" calcext:value-type="float">
            <text:p><text:s text:c="3"/>4,814</text:p>
          </table:table-cell>
          <table:table-cell table:style-name="ce137" office:value-type="float" office:value="3861" calcext:value-type="float">
            <text:p><text:s text:c="3"/>3,861</text:p>
          </table:table-cell>
          <table:table-cell table:style-name="ce96" office:value-type="float" office:value="3861" calcext:value-type="float">
            <text:p><text:s text:c="3"/>3,861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597" calcext:value-type="float">
            <text:p><text:s text:c="3"/>597</text:p>
          </table:table-cell>
          <table:table-cell table:style-name="ce96" office:value-type="float" office:value="185" calcext:value-type="float">
            <text:p><text:s text:c="3"/>185</text:p>
          </table:table-cell>
          <table:table-cell table:style-name="ce96" office:value-type="float" office:value="412" calcext:value-type="float">
            <text:p><text:s text:c="3"/>41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8" office:value-type="float" office:value="350" calcext:value-type="float">
            <text:p><text:s text:c="3"/>350</text:p>
          </table:table-cell>
          <table:table-cell table:style-name="ce148" office:value-type="float" office:value="186" calcext:value-type="float">
            <text:p><text:s text:c="3"/>186</text:p>
          </table:table-cell>
          <table:table-cell table:style-name="ce148" office:value-type="float" office:value="164" calcext:value-type="float">
            <text:p><text:s text:c="3"/>164</text:p>
          </table:table-cell>
          <table:table-cell table:style-name="ce148" office:value-type="float" office:value="334" calcext:value-type="float">
            <text:p><text:s text:c="3"/>334</text:p>
          </table:table-cell>
          <table:table-cell table:style-name="ce148" office:value-type="float" office:value="186" calcext:value-type="float">
            <text:p><text:s text:c="3"/>186</text:p>
          </table:table-cell>
          <table:table-cell table:style-name="ce148" office:value-type="float" office:value="148" calcext:value-type="float">
            <text:p><text:s text:c="3"/>148</text:p>
          </table:table-cell>
          <table:table-cell table:style-name="ce148" office:value-type="float" office:value="16" calcext:value-type="float">
            <text:p><text:s text:c="3"/>16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6" calcext:value-type="float">
            <text:p><text:s text:c="3"/>16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233" calcext:value-type="float">
            <text:p><text:s text:c="3"/>4,233</text:p>
          </table:table-cell>
          <table:table-cell table:style-name="ce135" office:value-type="float" office:value="4142" calcext:value-type="float">
            <text:p><text:s text:c="3"/>4,142</text:p>
          </table:table-cell>
          <table:table-cell table:style-name="ce39" office:value-type="float" office:value="4142" calcext:value-type="float">
            <text:p><text:s text:c="3"/>4,14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7" office:value-type="float" office:value="59" calcext:value-type="float">
            <text:p><text:s text:c="3"/>59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59" calcext:value-type="float">
            <text:p><text:s text:c="3"/>59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14" calcext:value-type="float">
            <text:p><text:s text:c="3"/>14</text:p>
          </table:table-cell>
          <table:table-cell table:style-name="ce147" office:value-type="float" office:value="45" calcext:value-type="float">
            <text:p><text:s text:c="3"/>45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5" calcext:value-type="float">
            <text:p><text:s text:c="3"/>45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233" calcext:value-type="float">
            <text:p><text:s text:c="3"/>4,233</text:p>
          </table:table-cell>
          <table:table-cell table:style-name="ce137" office:value-type="float" office:value="3348" calcext:value-type="float">
            <text:p><text:s text:c="3"/>3,348</text:p>
          </table:table-cell>
          <table:table-cell table:style-name="ce96" office:value-type="float" office:value="3347" calcext:value-type="float">
            <text:p><text:s text:c="3"/>3,347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547" calcext:value-type="float">
            <text:p><text:s text:c="3"/>547</text:p>
          </table:table-cell>
          <table:table-cell table:style-name="ce96" office:value-type="float" office:value="162" calcext:value-type="float">
            <text:p><text:s text:c="3"/>162</text:p>
          </table:table-cell>
          <table:table-cell table:style-name="ce96" office:value-type="float" office:value="385" calcext:value-type="float">
            <text:p><text:s text:c="3"/>385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8" office:value-type="float" office:value="335" calcext:value-type="float">
            <text:p><text:s text:c="3"/>335</text:p>
          </table:table-cell>
          <table:table-cell table:style-name="ce148" office:value-type="float" office:value="180" calcext:value-type="float">
            <text:p><text:s text:c="3"/>180</text:p>
          </table:table-cell>
          <table:table-cell table:style-name="ce148" office:value-type="float" office:value="155" calcext:value-type="float">
            <text:p><text:s text:c="3"/>155</text:p>
          </table:table-cell>
          <table:table-cell table:style-name="ce148" office:value-type="float" office:value="328" calcext:value-type="float">
            <text:p><text:s text:c="3"/>328</text:p>
          </table:table-cell>
          <table:table-cell table:style-name="ce148" office:value-type="float" office:value="180" calcext:value-type="float">
            <text:p><text:s text:c="3"/>180</text:p>
          </table:table-cell>
          <table:table-cell table:style-name="ce148" office:value-type="float" office:value="148" calcext:value-type="float">
            <text:p><text:s text:c="3"/>148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5445" calcext:value-type="float">
            <text:p><text:s text:c="3"/>5,445</text:p>
          </table:table-cell>
          <table:table-cell table:style-name="ce135" office:value-type="float" office:value="5346" calcext:value-type="float">
            <text:p><text:s text:c="3"/>5,346</text:p>
          </table:table-cell>
          <table:table-cell table:style-name="ce39" office:value-type="float" office:value="5346" calcext:value-type="float">
            <text:p><text:s text:c="3"/>5,34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7" office:value-type="float" office:value="64" calcext:value-type="float">
            <text:p><text:s text:c="3"/>64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63" calcext:value-type="float">
            <text:p><text:s text:c="3"/>63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47" office:value-type="float" office:value="53" calcext:value-type="float">
            <text:p><text:s text:c="3"/>53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53" calcext:value-type="float">
            <text:p><text:s text:c="3"/>5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5445" calcext:value-type="float">
            <text:p><text:s text:c="3"/>5,445</text:p>
          </table:table-cell>
          <table:table-cell table:style-name="ce137" office:value-type="float" office:value="4257" calcext:value-type="float">
            <text:p><text:s text:c="3"/>4,257</text:p>
          </table:table-cell>
          <table:table-cell table:style-name="ce96" office:value-type="float" office:value="4257" calcext:value-type="float">
            <text:p><text:s text:c="3"/>4,257</text:p>
          </table:table-cell>
          <table:table-cell table:style-name="ce96" office:value-type="float" office:value="0" calcext:value-type="float">
            <text:p>—</text:p>
          </table:table-cell>
          <table:table-cell table:style-name="ce96" office:value-type="float" office:value="719" calcext:value-type="float">
            <text:p><text:s text:c="3"/>719</text:p>
          </table:table-cell>
          <table:table-cell table:style-name="ce96" office:value-type="float" office:value="217" calcext:value-type="float">
            <text:p><text:s text:c="3"/>217</text:p>
          </table:table-cell>
          <table:table-cell table:style-name="ce96" office:value-type="float" office:value="502" calcext:value-type="float">
            <text:p><text:s text:c="3"/>50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96" office:value-type="float" office:value="4" calcext:value-type="float">
            <text:p><text:s text:c="3"/>4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8" office:value-type="float" office:value="463" calcext:value-type="float">
            <text:p><text:s text:c="3"/>463</text:p>
          </table:table-cell>
          <table:table-cell table:style-name="ce148" office:value-type="float" office:value="250" calcext:value-type="float">
            <text:p><text:s text:c="3"/>250</text:p>
          </table:table-cell>
          <table:table-cell table:style-name="ce148" office:value-type="float" office:value="213" calcext:value-type="float">
            <text:p><text:s text:c="3"/>213</text:p>
          </table:table-cell>
          <table:table-cell table:style-name="ce148" office:value-type="float" office:value="450" calcext:value-type="float">
            <text:p><text:s text:c="3"/>450</text:p>
          </table:table-cell>
          <table:table-cell table:style-name="ce148" office:value-type="float" office:value="250" calcext:value-type="float">
            <text:p><text:s text:c="3"/>250</text:p>
          </table:table-cell>
          <table:table-cell table:style-name="ce148" office:value-type="float" office:value="200" calcext:value-type="float">
            <text:p><text:s text:c="3"/>200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11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5322" calcext:value-type="float">
            <text:p><text:s text:c="3"/>5,322</text:p>
          </table:table-cell>
          <table:table-cell table:style-name="ce135" office:value-type="float" office:value="5222" calcext:value-type="float">
            <text:p><text:s text:c="3"/>5,222</text:p>
          </table:table-cell>
          <table:table-cell table:style-name="ce39" office:value-type="float" office:value="5222" calcext:value-type="float">
            <text:p><text:s text:c="3"/>5,22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3" calcext:value-type="float">
            <text:p><text:s text:c="3"/>2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7" office:value-type="float" office:value="73" calcext:value-type="float">
            <text:p><text:s text:c="3"/>73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70" calcext:value-type="float">
            <text:p><text:s text:c="3"/>70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47" office:value-type="float" office:value="56" calcext:value-type="float">
            <text:p><text:s text:c="3"/>56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60" office:value-type="float" office:value="54" calcext:value-type="float">
            <text:p><text:s text:c="3"/>5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4"/>
          <table:table-cell table:style-name="ce30" office:value-type="string" calcext:value-type="string">
            <text:p>女</text:p>
          </table:table-cell>
          <table:table-cell table:style-name="ce125" office:value-type="float" office:value="5322" calcext:value-type="float">
            <text:p><text:s text:c="3"/>5,322</text:p>
          </table:table-cell>
          <table:table-cell table:style-name="ce137" office:value-type="float" office:value="4234" calcext:value-type="float">
            <text:p><text:s text:c="3"/>4,234</text:p>
          </table:table-cell>
          <table:table-cell table:style-name="ce96" office:value-type="float" office:value="4232" calcext:value-type="float">
            <text:p><text:s text:c="3"/>4,232</text:p>
          </table:table-cell>
          <table:table-cell table:style-name="ce96" office:value-type="float" office:value="2" calcext:value-type="float">
            <text:p><text:s text:c="3"/>2</text:p>
          </table:table-cell>
          <table:table-cell table:style-name="ce96" office:value-type="float" office:value="670" calcext:value-type="float">
            <text:p><text:s text:c="3"/>670</text:p>
          </table:table-cell>
          <table:table-cell table:style-name="ce96" office:value-type="float" office:value="212" calcext:value-type="float">
            <text:p><text:s text:c="3"/>212</text:p>
          </table:table-cell>
          <table:table-cell table:style-name="ce96" office:value-type="float" office:value="458" calcext:value-type="float">
            <text:p><text:s text:c="3"/>458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96" office:value-type="float" office:value="3" calcext:value-type="float">
            <text:p><text:s text:c="3"/>3</text:p>
          </table:table-cell>
          <table:table-cell table:style-name="ce142" office:value-type="float" office:value="5" calcext:value-type="float">
            <text:p><text:s text:c="3"/>5</text:p>
          </table:table-cell>
          <table:table-cell table:style-name="ce148" office:value-type="float" office:value="410" calcext:value-type="float">
            <text:p><text:s text:c="3"/>410</text:p>
          </table:table-cell>
          <table:table-cell table:style-name="ce148" office:value-type="float" office:value="210" calcext:value-type="float">
            <text:p><text:s text:c="3"/>210</text:p>
          </table:table-cell>
          <table:table-cell table:style-name="ce148" office:value-type="float" office:value="200" calcext:value-type="float">
            <text:p><text:s text:c="3"/>200</text:p>
          </table:table-cell>
          <table:table-cell table:style-name="ce148" office:value-type="float" office:value="406" calcext:value-type="float">
            <text:p><text:s text:c="3"/>406</text:p>
          </table:table-cell>
          <table:table-cell table:style-name="ce148" office:value-type="float" office:value="210" calcext:value-type="float">
            <text:p><text:s text:c="3"/>210</text:p>
          </table:table-cell>
          <table:table-cell table:style-name="ce148" office:value-type="float" office:value="196" calcext:value-type="float">
            <text:p><text:s text:c="3"/>196</text:p>
          </table:table-cell>
          <table:table-cell table:style-name="ce148" office:value-type="float" office:value="4" calcext:value-type="float">
            <text:p><text:s text:c="3"/>4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6" office:value-type="string" calcext:value-type="string">
            <text:p>男</text:p>
          </table:table-cell>
          <table:table-cell table:style-name="ce124" office:value-type="float" office:value="4658" calcext:value-type="float">
            <text:p><text:s text:c="3"/>4,658</text:p>
          </table:table-cell>
          <table:table-cell table:style-name="ce135" office:value-type="float" office:value="4560" calcext:value-type="float">
            <text:p><text:s text:c="3"/>4,560</text:p>
          </table:table-cell>
          <table:table-cell table:style-name="ce39" office:value-type="float" office:value="4560" calcext:value-type="float">
            <text:p><text:s text:c="3"/>4,56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7" office:value-type="float" office:value="68" calcext:value-type="float">
            <text:p><text:s text:c="3"/>68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64" calcext:value-type="float">
            <text:p><text:s text:c="3"/>64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0" calcext:value-type="float">
            <text:p>—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30" office:value-type="string" calcext:value-type="string">
            <text:p>女</text:p>
          </table:table-cell>
          <table:table-cell table:style-name="ce125" office:value-type="float" office:value="4658" calcext:value-type="float">
            <text:p><text:s text:c="3"/>4,658</text:p>
          </table:table-cell>
          <table:table-cell table:style-name="ce137" office:value-type="float" office:value="3726" calcext:value-type="float">
            <text:p><text:s text:c="3"/>3,726</text:p>
          </table:table-cell>
          <table:table-cell table:style-name="ce96" office:value-type="float" office:value="3725" calcext:value-type="float">
            <text:p><text:s text:c="3"/>3,725</text:p>
          </table:table-cell>
          <table:table-cell table:style-name="ce96" office:value-type="float" office:value="1" calcext:value-type="float">
            <text:p><text:s text:c="3"/>1</text:p>
          </table:table-cell>
          <table:table-cell table:style-name="ce96" office:value-type="float" office:value="563" calcext:value-type="float">
            <text:p><text:s text:c="3"/>563</text:p>
          </table:table-cell>
          <table:table-cell table:style-name="ce96" office:value-type="float" office:value="166" calcext:value-type="float">
            <text:p><text:s text:c="3"/>166</text:p>
          </table:table-cell>
          <table:table-cell table:style-name="ce96" office:value-type="float" office:value="397" calcext:value-type="float">
            <text:p><text:s text:c="3"/>397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96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8" office:value-type="float" office:value="365" calcext:value-type="float">
            <text:p><text:s text:c="3"/>365</text:p>
          </table:table-cell>
          <table:table-cell table:style-name="ce148" office:value-type="float" office:value="202" calcext:value-type="float">
            <text:p><text:s text:c="3"/>202</text:p>
          </table:table-cell>
          <table:table-cell table:style-name="ce148" office:value-type="float" office:value="163" calcext:value-type="float">
            <text:p><text:s text:c="3"/>163</text:p>
          </table:table-cell>
          <table:table-cell table:style-name="ce148" office:value-type="float" office:value="352" calcext:value-type="float">
            <text:p><text:s text:c="3"/>352</text:p>
          </table:table-cell>
          <table:table-cell table:style-name="ce148" office:value-type="float" office:value="202" calcext:value-type="float">
            <text:p><text:s text:c="3"/>202</text:p>
          </table:table-cell>
          <table:table-cell table:style-name="ce148" office:value-type="float" office:value="150" calcext:value-type="float">
            <text:p><text:s text:c="3"/>150</text:p>
          </table:table-cell>
          <table:table-cell table:style-name="ce148" office:value-type="float" office:value="13" calcext:value-type="float">
            <text:p><text:s text:c="3"/>13</text:p>
          </table:table-cell>
          <table:table-cell table:style-name="ce148" office:value-type="float" office:value="0" calcext:value-type="float">
            <text:p>—</text:p>
          </table:table-cell>
          <table:table-cell table:style-name="ce161" office:value-type="float" office:value="13" calcext:value-type="float">
            <text:p><text:s text:c="3"/>13</text:p>
          </table:table-cell>
          <table:table-cell table:style-name="ce129"/>
          <table:table-cell table:style-name="ce132" table:number-columns-repeated="30"/>
          <table:table-cell table:style-name="ce164" table:number-columns-repeated="8"/>
          <table:table-cell table:number-columns-repeated="964"/>
        </table:table-row>
        <table:table-row table:style-name="ro5">
          <table:table-cell table:style-name="ce116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28"/>
          <table:table-cell table:style-name="ce129" table:number-columns-repeated="3"/>
          <table:table-cell table:style-name="ce138" table:number-columns-repeated="4"/>
          <table:table-cell table:style-name="ce140" table:number-columns-spanned="2" table:number-rows-spanned="1"/>
          <table:covered-table-cell table:style-name="ce140"/>
          <table:table-cell table:style-name="ce129" table:number-columns-repeated="4"/>
          <table:table-cell office:value-type="string" calcext:value-type="string">
            <text:p> <text:span text:style-name="T6">         內政部戶政司 民國98年9月7日編製</text:span></text:p>
          </table:table-cell>
          <table:table-cell/>
          <table:table-cell table:style-name="ce152" table:number-columns-repeated="3"/>
          <table:table-cell/>
          <table:table-cell table:style-name="ce132" table:number-columns-repeated="30"/>
          <table:table-cell table:number-columns-repeated="972"/>
        </table:table-row>
        <table:table-row table:style-name="ro6">
          <table:table-cell table:style-name="ce116" office:value-type="string" calcext:value-type="string">
            <text:p>     <text:s/>2.本國籍未設籍欄位係指臺灣地區無戶籍國民。</text:p>
          </table:table-cell>
          <table:table-cell/>
          <table:table-cell table:style-name="ce129" table:number-columns-repeated="2"/>
          <table:table-cell table:style-name="ce130" table:number-columns-repeated="2"/>
          <table:table-cell table:style-name="ce129" table:number-columns-repeated="16"/>
          <table:table-cell table:style-name="ce132" table:number-columns-repeated="30"/>
          <table:table-cell table:number-columns-repeated="972"/>
        </table:table-row>
        <table:table-row table:style-name="ro6">
          <table:table-cell table:style-name="ce17" table:number-columns-repeated="2"/>
          <table:table-cell table:style-name="ce130"/>
          <table:table-cell table:style-name="ce129" table:number-columns-repeated="19"/>
          <table:table-cell table:style-name="ce132" table:number-columns-repeated="30"/>
          <table:table-cell table:number-columns-repeated="972"/>
        </table:table-row>
        <table:table-row table:style-name="ro6">
          <table:table-cell table:style-name="ce18" table:number-columns-repeated="2"/>
          <table:table-cell table:style-name="ce131"/>
          <table:table-cell table:style-name="ce129" table:number-columns-repeated="19"/>
          <table:table-cell table:style-name="ce132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30"/>
          <table:table-cell table:style-name="ce129" table:number-columns-repeated="19"/>
          <table:table-cell table:style-name="ce132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9" table:number-columns-repeated="20"/>
          <table:table-cell table:style-name="ce132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32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5%85%AD9808.xls'#$''.$G$5]"/>
        <table:named-expression table:name="出生" table:base-cell-address="$年月別.$A$1" table:expression="['file:///D:/123/e107/%E8%A1%A8%E5%85%AD9808.xls'#$''.$V$14:.$V$34]"/>
        <table:named-expression table:name="月底人口數" table:base-cell-address="$年月別.$A$1" table:expression="['file:///D:/123/e107/%E8%A1%A8%E5%85%AD9808.xls'#$''.$AT$14:.$AU$34]"/>
        <table:named-expression table:name="死亡" table:base-cell-address="$年月別.$A$1" table:expression="['file:///D:/123/e107/%E8%A1%A8%E5%85%AD9808.xls'#$''.$Y$14:.$Y$34]"/>
        <table:named-expression table:name="結婚" table:base-cell-address="$年月別.$A$1" table:expression="['file:///D:/123/e107/%E8%A1%A8%E5%85%AD9808.xls'#$''.$L$14:.$L$34]"/>
        <table:named-expression table:name="鄰數戶數" table:base-cell-address="$年月別.$A$1" table:expression="['file:///D:/123/e107/%E8%A1%A8%E5%85%AD9808.xls'#$''.$AQ$14:.$AR$34]"/>
        <table:named-expression table:name="離婚" table:base-cell-address="$年月別.$A$1" table:expression="['file:///D:/123/e107/%E8%A1%A8%E5%85%AD98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7.99mm" fo:margin-right="14.99mm" style:first-page-number="continue" style:scale-to="78%" style:table-centering="horizontal" style:writing-mode="lr-tb"/>
      <style:header-style>
        <style:header-footer-properties fo:min-height="7.5mm" fo:margin-left="1.01mm" fo:margin-right="4mm" fo:margin-bottom="0mm"/>
      </style:header-style>
      <style:footer-style>
        <style:header-footer-properties fo:min-height="7.5mm" fo:margin-left="1.01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9-08T09:36:32</meta:creation-date>
    <dc:creator>user</dc:creator>
    <dc:date>2009-09-08T09:50:30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